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0.8299in"/>
    </style:style>
    <style:style style:name="ro1" style:family="table-row">
      <style:table-row-properties style:row-height="0.1917in" fo:break-before="auto" style:use-optimal-row-height="true"/>
    </style:style>
    <style:style style:name="ro2" style:family="table-row">
      <style:table-row-properties style:row-height="0.2083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024" table:default-cell-style-name="Default"/>
        <table:table-row table:style-name="ro1">
          <table:table-cell office:value-type="string" calcext:value-type="string">
            <text:p>id</text:p>
          </table:table-cell>
          <table:table-cell office:value-type="string" calcext:value-type="string">
            <text:p>emotionality</text:p>
          </table:table-cell>
          <table:table-cell office:value-type="string" calcext:value-type="string">
            <text:p>minority</text:p>
          </table:table-cell>
          <table:table-cell office:value-type="string" calcext:value-type="string">
            <text:p>title</text:p>
          </table:table-cell>
          <table:table-cell office:value-type="string" calcext:value-type="string">
            <text:p>teaser</text:p>
          </table:table-cell>
          <table:table-cell office:value-type="string" calcext:value-type="string">
            <text:p>text</text:p>
          </table:table-cell>
          <table:table-cell office:value-type="string" calcext:value-type="string">
            <text:p>image_id</text:p>
          </table:table-cell>
          <table:table-cell office:value-type="string" calcext:value-type="string">
            <text:p>Main theme</text:p>
          </table:table-cell>
          <table:table-cell office:value-type="string" calcext:value-type="string">
            <text:p>condition</text:p>
          </table:table-cell>
          <table:table-cell table:number-columns-repeated="1015"/>
        </table:table-row>
        <table:table-row table:style-name="ro2">
          <table:table-cell office:value-type="string" calcext:value-type="string">
            <text:p>1a</text:p>
          </table:table-cell>
          <table:table-cell table:number-columns-repeated="2" office:value-type="float" office:value="1" calcext:value-type="float">
            <text:p>1</text:p>
          </table:table-cell>
          <table:table-cell office:value-type="string" calcext:value-type="string">
            <text:p>Transpersonen over belang nieuwe wet: “Belachelijk, ik moet nu eerst bewijzen dat ik trans genoeg ben”</text:p>
          </table:table-cell>
          <table:table-cell office:value-type="string" calcext:value-type="string">
            <text:p>Den Haag debatteert al twee dagen over de controversiële nieuwe Transgenderwet, die geslachtsverandering in het paspoort eenvoudiger moet maken. Transpersoon Ruud Moerman vertelt ons over zijn vroegere strijd. Voor zijn transitie en de voornoemde aanpassing had hij eerst groen licht nodig van een psycholoog.</text:p>
          </table:table-cell>
          <table:table-cell table:style-name="ce1" office:value-type="string" calcext:value-type="string">
            <text:p>&lt;p&gt;De nieuwe Transgenderwet zou onder andere moeten regelen dat de zogeheten deskundigenverklaring - een bevestiging gegeven door een genderpsycholoog of arts - bij de aanvraag van een aanpassing van het geslacht in het paspoort komt te vervallen. &lt;/p&gt; &lt;p&gt;Ruud Moerman (29) is kunstenaar en woont in Feijenoord. Hij kreeg bij zijn transitie nog te maken met de ingrijpende procedures vóór de voorgestelde wijzigen. &lt;/p&gt; &lt;p&gt;“Dus jij wil een jongen worden?” Dat vroeg de psycholoog toen ik op mijn twaalfde voor het eerst in het VU Medisch Centrum kwam. Ik schrok daarvan: niemand had dat ooit zo direct aan me gevraagd. Door mijn schrikreactie ontstond er twijfel en werd ik naar huis gestuurd. Daardoor heeft mijn transitie jaren vertraging opgelopen. Ik heb drie keer om een andere psycholoog gevraagd, maar dat verzoek werd elke keer afgewezen. Ik was dus volledig afhankelijk van iemand die ik niet kon weigeren. Vrije artsenkeuze, my ass.”&lt;/p&gt;&lt;p&gt;“Ik ben nog van de generatie van vóór 2014 en mij werd verteld dat ik, als ik mijn baarmoeder niet zou laten verwijderen, kanker zou krijgen. Mijn sterilisatie vond in 2014 plaats, te laat voor de wetswijziging van toen. Die hield in dat je niet meer verplicht werd je te steriliseren om je geslachtsvermelding te kunnen laten wijzigen.”&lt;/p&gt;&lt;p&gt;“Ik vind het zo belachelijk dat er een persoon tussen de patiënt en het medisch team zit aan wie ik moet bewijzen dat ik trans genoeg ben. In die tijd durfde ik bijvoorbeeld geen nagellak te dragen uit angst dat ze me niet man genoeg zouden vinden. De huidige wetgeving is gebaseerd op stereotypes.”&lt;/p&gt;&lt;p&gt;“Trans personen denken veel meer dan anderen na over zichzelf en hun gender. Iemand anders laten bevestigen of dat gevoel juist is, is zeggen dat je daar niet intelligent genoeg voor bent. Het is denigrerend.”&lt;/p&gt;</text:p>
          </table:table-cell>
          <table:table-cell/>
          <table:table-cell office:value-type="string" calcext:value-type="string">
            <text:p>trans people explain why getting rid of the deskundigenverklaring matters to them</text:p>
          </table:table-cell>
          <table:table-cell office:value-type="float" office:value="1" calcext:value-type="float">
            <text:p>1</text:p>
          </table:table-cell>
          <table:table-cell table:number-columns-repeated="1015"/>
        </table:table-row>
        <table:table-row table:style-name="ro2">
          <table:table-cell office:value-type="string" calcext:value-type="string">
            <text:p>1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ranspersoon over belang nieuwe wet: “Ik moet nu eerst bewijzen dat ik trans genoeg ben”</text:p>
          </table:table-cell>
          <table:table-cell office:value-type="string" calcext:value-type="string">
            <text:p>Den Haag debatteert al twee dagen over de nieuwe Transgenderwet, die geslachtsverandering in het paspoort eenvoudiger moet maken. Transpersoon Ruud Moerman vertelt ons over het belang van de wet. Voor zijn transitie en de voornoemde aanpassing had hij eerst groen licht nodig van een psycholoog.</text:p>
          </table:table-cell>
          <table:table-cell table:style-name="ce1" office:value-type="string" calcext:value-type="string">
            <text:p>&lt;p&gt;De nieuwe Transgenderwet zou onder andere moeten regelen dat de zogeheten deskundigenverklaring - een bevestiging gegeven door een genderpsycholoog of arts - bij de aanvraag van een aanpassing van het geslacht in het paspoort komt te vervallen.&lt;/p&gt;&lt;p&gt;Ruud Moerman (29)is kunstenaar en woont in Feijenoord. Hij kreeg bij zijn transitie nog te maken met de procedures vóór de voorgestelde wijzigen.&lt;/p&gt;&lt;p&gt;“Dus jij wil een jongen worden?” Dat vroeg de psycholoog toen ik op mijn twaalfde voor het eerst in het VU Medisch Centrum kwam. Ik begon aan mezelf te twijfelen: niemand had dat ooit zo direct aan me gevraagd. Door mijn twijfel werd ik naar huis gestuurd. Daardoor heeft mijn transitie jaren vertraging opgelopen. Ik heb drie keer om een andere psycholoog gevraagd, maar dat verzoek werd elke keer afgewezen. Ik was dus volledig afhankelijk van iemand die ik niet kon weigeren. We zouden vrije artsenkeuze moeten hebben, maar in de praktijk is dat dus anders.”&lt;/p&gt;&lt;p&gt;“Ik ben nog van de generatie van vóór 2014 en mij werd verteld dat ik, als ik mijn baarmoeder niet zou laten verwijderen, kanker zou krijgen. Mijn sterilisatie vond in 2014 plaats, te laat voor de wetswijziging van toen. Die hield in dat je niet meer verplicht werd je te steriliseren om je geslachtsvermelding te kunnen laten wijzigen.”&lt;/p&gt;&lt;p&gt;“Ik vind het niet kloppen dat er een persoon tussen de patiënt en het medisch team zit aan wie ik moet bewijzen dat ik trans genoeg ben. In die tijd durfde ik bijvoorbeeld geen nagellak te dragen uit angst dat ze me niet man genoeg zouden vinden. De huidige wetgeving is gebaseerd op stereotypes, en ik denk dat artsen of psychologen vaak ook op basis daarvan oordelen.”&lt;/p&gt;&lt;p&gt;“Trans personen denken veel meer dan anderen na over zichzelf en hun gender. Iemand anders laten bevestigen of dat gevoel juist is, is zeggen dat je daar niet intelligent genoeg voor bent. Critici zouden zich moeten afvragen welk signaal ze daarmee afgeven aan transpersonen.”&lt;/p&gt;</text:p>
          </table:table-cell>
          <table:table-cell/>
          <table:table-cell office:value-type="string" calcext:value-type="string">
            <text:p>trans people explain why getting rid of the deskundigenverklaring matters to them</text:p>
          </table:table-cell>
          <table:table-cell office:value-type="float" office:value="2" calcext:value-type="float">
            <text:p>2</text:p>
          </table:table-cell>
          <table:table-cell table:number-columns-repeated="1015"/>
        </table:table-row>
        <table:table-row table:style-name="ro2">
          <table:table-cell office:value-type="string" calcext:value-type="string">
            <text:p>1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eg met denigrerende procedures: dankzij nieuwe Transgenderwet hoeven transpersonen niet meer te bewijzen dat ze ‘écht trans’ zijn </text:p>
          </table:table-cell>
          <table:table-cell office:value-type="string" calcext:value-type="string">
            <text:p>Den Haag debatteert al twee dagen over de controversiële nieuwe Transgenderwet. Critici zijn bang dat de nieuwe wet, die geslachtsverandering in het paspoort eenvoudiger moet maken, kinderen blootstelt aan beslissingen die zij nog niet aankunnen. Parool-columnist Sandra Beekman vindt de consternatie belachelijk.</text:p>
          </table:table-cell>
          <table:table-cell table:style-name="ce1" office:value-type="string" calcext:value-type="string">
            <text:p>&lt;p&gt;De nieuwe Transgenderwet, waarover de Tweede Kamer op dit moment debatteert, maakt veranderingen aan de bestaande regelgeving rond geslachtswijziging. Die zou door de nieuwe wijzigingen het leven van veel transpersonen makkelijker maken. De deskundigenverklaring, waarbij een arts of psycholoog groen licht moet geven voor de transitie, zou in de nieuwe wet komen te vervallen.&lt;/p&gt; &lt;p&gt;Een goede zaak, want de huidige wetgeving wordt door veel transpersonen ervaren als zeer denigrerend en de procedure als ingrijpend. De deskundigenverklaring, een bevestiging gegeven door een genderpsycholoog of arts, laat namelijk nog weleens maanden of soms zelfs jaren op zich wachten. Ondertussen staat het leven van de transpersoon compleet stil. Een ellenlang traject dus, waarin transgender personen zichzelf moeten verantwoorden.&lt;/p&gt; &lt;p&gt;Daar komt nog bovenop dat transpersonen hierbij vaak afhankelijk zijn van één psycholoog. Als die er niet van overtuigd is dat je trans bent, dan heb je gewoon pech. Je zou denken dat er mogelijkheden zijn om naar een ander psycholoog te wisselen als dat niet werkt, maar volgens verhalen van transgender personen is dit vaak niet het geval. <text:s/>Er is dus duidelijk behoefte aan verandering van het huidige proces. Transpersonen kunnen namelijk heel goed zelf bepalen wie ze zijn. Zonder denigrerende deskundigenverklaring.&lt;/p&gt;</text:p>
          </table:table-cell>
          <table:table-cell/>
          <table:table-cell office:value-type="string" calcext:value-type="string">
            <text:p>trans people explain why getting rid of the deskundigenverklaring matters to them</text:p>
          </table:table-cell>
          <table:table-cell office:value-type="float" office:value="3" calcext:value-type="float">
            <text:p>3</text:p>
          </table:table-cell>
          <table:table-cell table:number-columns-repeated="1015"/>
        </table:table-row>
        <table:table-row table:style-name="ro2">
          <table:table-cell office:value-type="string" calcext:value-type="string">
            <text:p>1d</text:p>
          </table:table-cell>
          <table:table-cell table:number-columns-repeated="2" office:value-type="float" office:value="0" calcext:value-type="float">
            <text:p>0</text:p>
          </table:table-cell>
          <table:table-cell office:value-type="string" calcext:value-type="string">
            <text:p>Nieuwe Transgenderwet wakkert discussie aan over deskundigenverklaring</text:p>
          </table:table-cell>
          <table:table-cell office:value-type="string" calcext:value-type="string">
            <text:p>Den Haag debatteert al twee dagen over de nieuwe Transgenderwet, die geslachtsverandering in het paspoort eenvoudiger moet maken. Critici van het wetsvoorstel wijzen op de grote verantwoordelijkheid die door de voorgestelde wijzigingen bij kinderen en jonge mensen wordt gelegd. Voorstanders vinden dat transpersonen die verantwoordelijkheid prima aankunnen.</text:p>
          </table:table-cell>
          <table:table-cell table:style-name="ce1" office:value-type="string" calcext:value-type="string">
            <text:p>&lt;p&gt;De nieuwe Transgenderwet zou onder andere moeten regelen dat de zogeheten deskundigenverklaring - een bevestiging gegeven door een genderpsycholoog of arts - bij de aanvraag van een aanpassing van het geslacht in het paspoort komt te vervallen. Critici beweren dat beïnvloedbare jonge mensen hierdoor te veel verantwoordelijkheid krijgen om grote beslissingen te maken. Anderzijds stellen transpersonen en transactivisten dat ze deze verantwoordelijkheid kunnen en mogen dragen.&lt;/p&gt; &lt;p&gt;Heikel punt in de discussies is de tussenkomst van een arts of psycholoog bij het geven van de deskundigenverklaring. Volgens transpersonen is deze tussenkomst onnodig; ze zijn tenslotte al in behandeling bij een medisch team. Ook stellen ze dat de vrije keuze voor een arts of psycholoog bij deze procedure vaak in het geding komt. Daardoor kunnen ze voor de aanvraag van hun geslachtswijziging in het paspoort afhankelijk zijn van een psycholoog of arts die hen niet goed kent.&lt;/p&gt;&lt;p&gt;Critici van de nieuwe wet wijzen vooral op de lage leeftijdsgrens die met de voorgestelde wijzigingen gemoeid zijn. Volgens die wijzigingen zou de deskundigenverklaring ook voor kinderen onder de 16 jaar komen te vervallen. Velen vragen zich af of kinderen onder deze leeftijd al in staat zouden moeten zijn zulke grote keuzes zonder tussenkomst van een arts of psycholoog te maken.&lt;/p&gt;</text:p>
          </table:table-cell>
          <table:table-cell/>
          <table:table-cell office:value-type="string" calcext:value-type="string">
            <text:p>trans people explain why getting rid of the deskundigenverklaring matters to them</text:p>
          </table:table-cell>
          <table:table-cell office:value-type="float" office:value="4" calcext:value-type="float">
            <text:p>4</text:p>
          </table:table-cell>
          <table:table-cell table:number-columns-repeated="1015"/>
        </table:table-row>
        <table:table-row table:style-name="ro2">
          <table:table-cell office:value-type="string" calcext:value-type="string">
            <text:p>2a</text:p>
          </table:table-cell>
          <table:table-cell table:number-columns-repeated="2" office:value-type="float" office:value="1" calcext:value-type="float">
            <text:p>1</text:p>
          </table:table-cell>
          <table:table-cell office:value-type="string" calcext:value-type="string">
            <text:p>Kritiek op nieuwe Transgenderwet is “boosmakend en transfoob”: Transvrouw vertelt over het belang van de wet</text:p>
          </table:table-cell>
          <table:table-cell office:value-type="string" calcext:value-type="string">
            <text:p>Adriana Maria Costa (37) is van Braziliaanse komaf en kent de ellenlange bureaucratische procedures in Nederland als geen ander. Zij vertelt hoe ze over de nieuwe transgenderwet denkt.</text:p>
          </table:table-cell>
          <table:table-cell table:style-name="ce1" office:value-type="string" calcext:value-type="string">
            <text:p>&lt;p&gt;De nieuwe Transgenderwet zou onder andere moeten regelen dat de zogeheten deskundigenverklaring - een bevestiging gegeven door een genderpsycholoog of arts - bij de aanvraag van een aanpassing van het geslacht in het paspoort komt te vervallen.&lt;/p&gt; &lt;p&gt;Adriana: “Ik hoop heel erg dat de wet erdoor komt, want wij transpersonen zouden niet langs een psycholoog of dokter moeten om uit te leggen wie we zijn. Ik vind het belachelijk dat we anno 2022 in een land als Nederland, dat zichzelf verkoopt als geëmancipeerd, vanwege de ellenlange wachtlijsten bij het VU Medisch Centrum moeten wachten, alleen om iets in ons paspoort te laten veranderen. Ik ben niet tegen dokters, maar ik vind het schandalig dat zij degenen zijn die bepalen wie wel of niet trans is. Het idee dat transpersonen dat niet zelf het best weten, voelt dehumaniserend.”&lt;/p&gt;&lt;p&gt;“Omdat ik een dubbele nationaliteit heb en in Brazilië ben geboren, was het voor mij heel ingewikkeld om mijn geslacht in mijn Nederlandse paspoort te veranderen, aangezien ik de juiste documenten niet had. Ik heb al twintig jaar geen contact met mijn vader en dat maakte het nog lastiger. De procedure hier in Nederland heeft me onnodig veel stress en zorgen bezorgd. De Christelijke politieke tegenstanders van de Transgenderwet zijn tegen elke motie over meer rechten voor transgenders. Ik zie dat als een vorm van transfobie en word er echt boos van, net als van radicale feministen die transpersonen niet als vrouw zien. Die vind ik crimineel, want door hen worden transpersonen nog een grotere minderheid binnen alle al bestaande minderheden.”&lt;/p&gt;</text:p>
          </table:table-cell>
          <table:table-cell/>
          <table:table-cell office:value-type="string" calcext:value-type="string">
            <text:p>responses to criticisms of new transgender law</text:p>
          </table:table-cell>
          <table:table-cell office:value-type="float" office:value="1" calcext:value-type="float">
            <text:p>1</text:p>
          </table:table-cell>
          <table:table-cell table:number-columns-repeated="1015"/>
        </table:table-row>
        <table:table-row table:style-name="ro2">
          <table:table-cell office:value-type="string" calcext:value-type="string">
            <text:p>2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Kritiek op de nieuwe Transgenderwet is “ongegrond”: Transgendervrouw over haar kijk op de wet</text:p>
          </table:table-cell>
          <table:table-cell office:value-type="string" calcext:value-type="string">
            <text:p>De nieuwe Transgenderwet doet veel stof opwaaien in Den Haag. Politici en transgenderactivisten kunnen het niet eens worden over de voorgestelde wijzigingen in de nieuwe wet. Adriana Maria Costa (37) is transvrouw en deelt haar kijk op de voorgestelde wijzigingen. </text:p>
          </table:table-cell>
          <table:table-cell table:style-name="ce1" office:value-type="string" calcext:value-type="string">
            <text:p>&lt;p&gt;De nieuwe Transgenderwet zou onder andere moeten regelen dat de zogeheten deskundigenverklaring - een bevestiging gegeven door een genderpsycholoog of arts - bij de aanvraag van een aanpassing van het geslacht in het paspoort komt te vervallen.&lt;/p&gt;&lt;p&gt;Adriana: “Persoonlijk hoop ik heel erg dat de wet erdoor komt, want wij transpersonen zouden niet langs een psycholoog of dokter moeten om te vertellen wie we zijn. Ik vind het moeilijk uit te leggen dat je anno 2022 in een land als Nederland maanden of soms jaren op wachtlijsten moet staan, alleen om iets in je paspoort te laten veranderen. Ik ben niet tegen dokters, maar het argument dat zij het beste zouden weten of iemand wel ‘écht’ trans is, is ongegrond. Transpersonen weten dat zelf uiteindelijk het beste.”&lt;/p&gt;&lt;p&gt;“Omdat ik een dubbele nationaliteit heb en in Brazilië ben geboren, was het voor mij heel ingewikkeld om mijn geslacht in mijn Nederlandse paspoort te veranderen, aangezien ik de juiste documenten niet had. Ik heb al twintig jaar geen contact met mijn vader en dat maakte het nog lastiger. De procedure hier in Nederland was heel complex. De Christelijke politieke tegenstanders van de Transgenderwet zijn tegen elke motie over meer rechten voor transgender personen. Dat vind ik kwalijk. Ik denk dat transpersonen daardoor alleen nog een grotere minderheid worden binnen alle al bestaande minderheden.”&lt;/p&gt;</text:p>
          </table:table-cell>
          <table:table-cell/>
          <table:table-cell office:value-type="string" calcext:value-type="string">
            <text:p>responses to criticisms of new transgender law</text:p>
          </table:table-cell>
          <table:table-cell office:value-type="float" office:value="2" calcext:value-type="float">
            <text:p>2</text:p>
          </table:table-cell>
          <table:table-cell table:number-columns-repeated="1015"/>
        </table:table-row>
        <table:table-row table:style-name="ro2">
          <table:table-cell office:value-type="string" calcext:value-type="string">
            <text:p>2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ritici nieuwe Transgenderwet dragen bij aan dehumanisering transpersonen</text:p>
          </table:table-cell>
          <table:table-cell office:value-type="string" calcext:value-type="string">
            <text:p>De nieuwe Transgenderwet moet het makkelijker maken voor transpersonen om hun wettelijke geslacht in hun paspoort aan te passen. Huidige procedures zijn boosmakend en transfoob, en tegenstanders van de wet weigeren transpersonen als volledig mensen te zien, stelt columnist Sandra Beekman. </text:p>
          </table:table-cell>
          <table:table-cell table:style-name="ce1" office:value-type="string" calcext:value-type="string">
            <text:p>&lt;p&gt;Door de voorgestelde aanpassingen in de Transgenderwet zou de zogeheten deskundigenverklaring komen te vervallen. Momenteel houdt die verklaring in dat transpersonen toestemming nodig hebben van een psycholoog of arts voordat zij hun geslacht wettelijk mogen laten aanpassen.&lt;/p&gt;&lt;p&gt;En dat is een ellenlange procedure, zullen veel transpersonen je kunnen vertellen. Sterker: de constante verantwoording die van transpersonen wordt verwacht is belachelijk te noemen.&lt;/p&gt;&lt;p&gt;En dat is een ellenlange procedure, zullen veel transpersonen je kunnen vertellen. Sterker: de constante verantwoording die van transpersonen wordt verwacht is belachelijk te noemen.&lt;/p&gt;&lt;p&gt;De bureaucratische hordes die transpersonen moeten doorkruisen om hun geslacht te wijzigen zijn voor vele transpersonen boosmakend. Daar komen de lange wachtlijsten bij ziekenhuizen en medische centra nog bovenop, die wel crimineel te noemen zijn. Laten we het onszelf dan ook vooral zo makkelijk mogelijk maken en hier zo snel mogelijk vanaf stappen. Want ook transpersonen verdienen het om met respect voor hun zelfbeschikking bejegend te worden. &lt;/p&gt;</text:p>
          </table:table-cell>
          <table:table-cell/>
          <table:table-cell office:value-type="string" calcext:value-type="string">
            <text:p>responses to criticisms of new transgender law</text:p>
          </table:table-cell>
          <table:table-cell office:value-type="float" office:value="3" calcext:value-type="float">
            <text:p>3</text:p>
          </table:table-cell>
          <table:table-cell table:number-columns-repeated="1015"/>
        </table:table-row>
        <table:table-row table:style-name="ro2">
          <table:table-cell office:value-type="string" calcext:value-type="string">
            <text:p>2d</text:p>
          </table:table-cell>
          <table:table-cell table:number-columns-repeated="2" office:value-type="float" office:value="0" calcext:value-type="float">
            <text:p>0</text:p>
          </table:table-cell>
          <table:table-cell office:value-type="string" calcext:value-type="string">
            <text:p>Lange bureaucratische barrières voor transpersonen leiden tot kritiek, nieuwe Transgenderwet moet oplossing bieden</text:p>
          </table:table-cell>
          <table:table-cell office:value-type="string" calcext:value-type="string">
            <text:p>De nieuwe Transgenderwet doet veel stof opwaaien in Den Haag. Politici en transgenderactivisten kunnen het niet eens worden over de voorgestelde wijzigingen in de nieuwe wet. De nieuwe wet zou vooral op het gebied van bureaucratische hordes verlichting moeten bieden aan transpersonen.</text:p>
          </table:table-cell>
          <table:table-cell table:style-name="ce2" office:value-type="string" calcext:value-type="string">
            <text:p>&lt;p&gt;Door de voorgestelde aanpassingen in de wet zou de zogeheten deskundigenverklaring komen te vervallen. Momenteel houdt die verklaring in dat transpersonen toestemming nodig hebben van een psycholoog of arts voordat zij hun geslacht wettelijk mogen laten aanpassen.&lt;/p&gt;&lt;p&gt;Bekend is dat vrijwel alle ziekenhuizen en genderklinieken kampen met lange wachtlijsten. Hierdoor moeten transgender personen soms maanden wachten om iets in hun paspoort te laten veranderen. Transpersonen en -activisten vragen zich hardop af of de deskundigenverklaring nog van deze tijd is. Niet alleen wordt de procedure daardoor volgens hen onnodig lang; ook wordt de autonomie om over je eigen geslacht te beslissen bij een psycholoog of arts gelegd.&lt;/p&gt;&lt;p&gt;Vooral als iemand uit het buitenland komt is het proces traag. In deze situatie kan het bijvoorbeeld moeilijk zijn om de nodige documenten te bemachtigen. Ook voor deze groep mensen zou de nieuwe wet dus een uitkomst bieden. Of en hoe de betrokken partijen in Den Haag uit hun impasse komen, valt nog te bezien. &lt;/p&gt;</text:p>
          </table:table-cell>
          <table:table-cell/>
          <table:table-cell office:value-type="string" calcext:value-type="string">
            <text:p>responses to criticisms of new transgender law</text:p>
          </table:table-cell>
          <table:table-cell office:value-type="float" office:value="4" calcext:value-type="float">
            <text:p>4</text:p>
          </table:table-cell>
          <table:table-cell table:number-columns-repeated="1015"/>
        </table:table-row>
        <table:table-row table:style-name="ro1">
          <table:table-cell office:value-type="string" calcext:value-type="string">
            <text:p>3a</text:p>
          </table:table-cell>
          <table:table-cell table:number-columns-repeated="2" office:value-type="float" office:value="1" calcext:value-type="float">
            <text:p>1</text:p>
          </table:table-cell>
          <table:table-cell office:value-type="string" calcext:value-type="string">
            <text:p>Argumenten critici Transgenderwet “slaan helemaal nergens op”: Transman over waarom de nieuwe wet voor transgender personen zo belangrijk is</text:p>
          </table:table-cell>
          <table:table-cell office:value-type="string" calcext:value-type="string">
            <text:p>Romero Dalstra (24) is niet onder de indruk van de argumenten van tegenstanders van de nieuwe Transgenderwet. De wet, die deze week besproken wordt door de Tweede Kamer, heeft aan beide kanten van het debat veel emotie aangewakkerd. Romero vertelt waarom de nieuwe wet een verademing zou zijn voor transpersonen.</text:p>
          </table:table-cell>
          <table:table-cell office:value-type="string" calcext:value-type="string">
            <text:p>&lt;p&gt;Romero Dalstra (26) doet een opleiding tot personal trainer en woont in Amsterdam-Zuid.&lt;/p&gt;&lt;p&gt;“Veel argumenten van tegenstanders van de wijziging van de Transgenderwet, zoals dat mannen zomaar vrouwenkleedkamers binnen kunnen komen, slaan helemaal nergens op. Het al dan niet hebben van een V’tje in je paspoort gaat echt geen bepalende factor zijn als iemand een kleedkamer wil binnendringen. Daarnaast zijn soortgelijke wetten in andere Europese landen doorgevoerd en is er geen stijging te zien van geweld van transpersonen naar vrouwen toe. Verder denken mensen dat deze wet het heel makkelijk maakt voor kinderen om hun geslacht te wijzigen, maar die moeten nog steeds langs de rechter.”&lt;/p&gt;&lt;p&gt;“Ik denk dat de nieuwe Transgenderwet voor heel veel trans personen zorgt voor een enorme lastenverlichting; de wet neemt een onnodige hobbel weg. Om je naam te laten veranderen, heb je nu een verklaring nodig van een genderpsycholoog. Die zitten alleen bij genderpoli’s. Ik heb tweeënhalf jaar gewacht op een intakegesprek, daarna moest ik nog een halfjaar een diagnostisch traject in. Het is dus echt een schokkend lange route om zo’n verklaring te krijgen en m’n leven stond intussen on hold, terwijl ik het eigenlijk ten volle wilde leven. Door de slechte wetgeving is me dus een deel van mijn leven afgenomen.”&lt;/p&gt;&lt;p&gt;“Toen de naam- en geslachtswijziging eindelijk was gelukt, was dat een enorme opluchting. Ik zag terug hoe ik echt genoemd wilde worden. Daarnaast, en dat woog misschien nog wel zwaarder, was het bureaucratisch ongemak weg. In de tijd dat ik wachtte op de verklaring en wel al als man door het leven ging, moest ik een keer overstappen in de Verenigde Ara­bische Emiraten. Dat was door de verkeerde gegevens in m’n paspoort zenuwslopend, al verliep het gelukkig probleemloos.”&lt;/p&gt;&lt;p&gt;“Maar ook als ik solliciteerde voor een nieuwe baan en me voorstelde als Romero, werd ik bij het opsturen van m’n identiteitskaart meteen gedwongen mijn verhaal te delen met mensen die ik amper ken. Daardoor wordt ons als transpersonen ons recht op privacy ontnomen. Het mag toch niet zo zijn dat wij aan iedereen onze zeer persoonlijke ervaringen uit te doeken moeten doen?&lt;/p&gt;</text:p>
          </table:table-cell>
          <table:table-cell/>
          <table:table-cell office:value-type="string" calcext:value-type="string">
            <text:p>countering the arguments of those who are against the new transgender law</text:p>
          </table:table-cell>
          <table:table-cell office:value-type="float" office:value="1" calcext:value-type="float">
            <text:p>1</text:p>
          </table:table-cell>
          <table:table-cell table:number-columns-repeated="1015"/>
        </table:table-row>
        <table:table-row table:style-name="ro1">
          <table:table-cell office:value-type="string" calcext:value-type="string">
            <text:p>3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rgumenten critici Transgenderwet zijn makkelijk te weerleggen, vindt transman Romero Dalstra</text:p>
          </table:table-cell>
          <table:table-cell office:value-type="string" calcext:value-type="string">
            <text:p>Dalstra (24) is niet onder de indruk van de argumenten van tegenstanders van de nieuwe Transgenderwet. De wet, die deze week besproken wordt door de Tweede Kamer, heeft aan beide kanten van het debat tot discussies geleid. Romero licht het perspectief van transpersonen toe. </text:p>
          </table:table-cell>
          <table:table-cell office:value-type="string" calcext:value-type="string">
            <text:p>&lt;p&gt;Romero Dalstra (26) doet een opleiding tot personal trainer en woont in Amsterdam-Zuid.&lt;/p&gt;&lt;p&gt;“Veel argumenten van tegenstanders van de wijziging van de Transgenderwet, zoals dat mannen zomaar vrouwenkleedkamers binnen kunnen komen, zijn niet erg sterk. Het al dan niet hebben van een V’tje in je paspoort zal geen bepalende factor zijn als iemand een kleedkamer wil binnendringen. Daarnaast zijn soortgelijke wetten in andere Europese landen doorgevoerd en is er geen stijging te zien van geweld van transpersonen naar vrouwen toe. Verder denken mensen dat deze wet het heel makkelijk maakt voor kinderen om hun geslacht te wijzigen, maar die moeten nog steeds langs de rechter.”&lt;/p&gt;&lt;p&gt;“Ik denk dat de nieuwe Transgenderwet het leven van veel transpersonen praktisch makkelijker zal maken. Om je naam te laten veranderen, heb je nu een verklaring nodig van een genderpsycholoog. Die zitten alleen bij genderpoli’s. Ik heb tweeënhalf jaar gewacht op een intakegesprek, daarna moest ik nog een halfjaar een diagnostisch traject in. Het is dus een lange route om zo’n verklaring te krijgen, en deze nieuwe wetgeving zou dat kunnen verhelpen.”&lt;/p&gt;&lt;p&gt;“Toen mijn naam- en geslachtswijziging eindelijk was gelukt, was dat een opluchting. Ik zag terug hoe ik echt genoemd wilde worden. Daarnaast, en dat woog misschien nog wel zwaarder, was het bureaucratisch ongemak weg. Als ik ging reizen wist ik nooit of ik bij de overstap misschien problemen zou kunnen krijgen vanwege verwarring.”&lt;/p&gt;&lt;p&gt;“Maar ook als ik solliciteerde voor een nieuwe baan en me voorstelde als Romero, werd ik bij het opsturen van m’n identiteitskaart meteen gedwongen mijn verhaal te delen met mensen die ik amper ken. Het is fijn dat de nieuwe wet dit soort ongemakken kan weghalen.”&lt;/p&gt;</text:p>
          </table:table-cell>
          <table:table-cell/>
          <table:table-cell office:value-type="string" calcext:value-type="string">
            <text:p>countering the arguments of those who are against the new transgender law</text:p>
          </table:table-cell>
          <table:table-cell office:value-type="float" office:value="2" calcext:value-type="float">
            <text:p>2</text:p>
          </table:table-cell>
          <table:table-cell table:number-columns-repeated="1015"/>
        </table:table-row>
        <table:table-row table:style-name="ro1">
          <table:table-cell office:value-type="string" calcext:value-type="string">
            <text:p>3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nti-transactivisten maskeren transfobie met beroep op angstgevoelens</text:p>
          </table:table-cell>
          <table:table-cell office:value-type="string" calcext:value-type="string">
            <text:p>De nieuwe Transgenderwet levert felle discussie op over het vermogen van transpersonen om over hun eigen lichaam en leven te beschikken. De argumenten die critici van de wet daarbij in het leven roepen slaan helemaal nergens op, vindt Parool-columniste Sandra Beekman. De nieuwe wetgeving is voor transpersonen juist een verademing.</text:p>
          </table:table-cell>
          <table:table-cell office:value-type="string" calcext:value-type="string">
            <text:p>&lt;p&gt;U zult het verhaal inmiddels al meerdere keren gehoord hebben: een onschuldige jonge vrouw wordt in het openbare toilet lastiggevallen door een binnendringer. De binnendringer is iemand die daar niet ‘hoort’ te zijn; een transvrouw.&lt;/p&gt;&lt;p&gt;Gelukkig heeft dit verhaal niks te maken met de werkelijkheid. Het heeft juist alles weg van een sprookje. Een fabeltje, een leugen, in het leven geroepen om één bepaalde bevolkingsgroep te demoniseren.&lt;/p&gt;&lt;p&gt;In landen waar de wetgeving rondom officiële geslachtsverandering van transpersonen is geflexibiliseerd, is geen stijging van geweldsincidenten tegen vrouwen bekend. Desondanks schermen anti-transactivisten graag met deze leugen. <text:s/>Trap er niet in, beste lezer.&lt;/p&gt; &lt;p&gt;Veel mensen denken dat de nieuwe Transgenderwet het heel makkelijk maakt voor kinderen om hun geslacht te wijzigen. Dat is niet zo: zij moeten nog steeds langs de rechter.&lt;/p&gt;&lt;p&gt;De nieuwe wet zorgt vooral voor veel minder gedoe. De wet zorgt vooral voor een enorme lastenverlichting voor transpersonen om hun naam en geslacht in het paspoort te laten veranderen. Nu heb je daarvoor een verklaring nodig van een genderpsycholoog. Die zitten alleen bij genderpoli’s, en soms moet je meer dan twee jaren wachten op een intakegesprek. Het is dus echt een schokkend lange route om zo’n verklaring te krijgen en transgender personen moeten in principe hun leven on hold zetten terwijl ze het eigenlijk ten volle willen leven. Als de naam- en geslachtswijziging eindelijk lukt is dat een enorme opluchting.&lt;/p&gt;&lt;p&gt;Nu nog wordt transpersonen een deel van hun leven en privacy ontnomen. Dat zouden we als samenleving niet meer moeten willen.&lt;/p&gt;</text:p>
          </table:table-cell>
          <table:table-cell/>
          <table:table-cell office:value-type="string" calcext:value-type="string">
            <text:p>countering the arguments of those who are against the new transgender law</text:p>
          </table:table-cell>
          <table:table-cell office:value-type="float" office:value="3" calcext:value-type="float">
            <text:p>3</text:p>
          </table:table-cell>
          <table:table-cell table:number-columns-repeated="1015"/>
        </table:table-row>
        <table:table-row table:style-name="ro1">
          <table:table-cell office:value-type="string" calcext:value-type="string">
            <text:p>3d</text:p>
          </table:table-cell>
          <table:table-cell table:number-columns-repeated="2" office:value-type="float" office:value="0" calcext:value-type="float">
            <text:p>0</text:p>
          </table:table-cell>
          <table:table-cell office:value-type="string" calcext:value-type="string">
            <text:p>Transgenderwet: wat zeggen de voor- en tegenstanders? Drie populaire argumenten met weerlegging</text:p>
          </table:table-cell>
          <table:table-cell office:value-type="string" calcext:value-type="string">
            <text:p>De nieuwe Transgenderwet leidt tot felle discussies. Wat zijn de voornaamste argumenten van de voor- en tegenstanders? En hoe zijn deze argumenten te weerleggen? Wij zochten het uit.</text:p>
          </table:table-cell>
          <table:table-cell office:value-type="string" calcext:value-type="string">
            <text:p>&lt;p&gt;De nieuwe Transgenderwet zou onder andere moeten regelen dat de zogeheten deskundigenverklaring - een bevestiging gegeven door een genderpsycholoog of arts - bij de aanvraag van een aanpassing van het geslacht in het paspoort komt te vervallen.&lt;/p&gt;&lt;p&gt;&lt;b&gt;Het ‘kleedkamerargument’&lt;/b&gt;&lt;/p&gt;&lt;p&gt;Bij dit argument - ook bekend als het ‘wc-argument’ - stellen tegenstanders van de Transgenderwet dat de voorgestelde wijzigingen zouden kunnen leiden tot een toename van geweld tegen vrouwen in kleedkamers of openbare wc’s. In andere landen waar vergelijkbare wijzingen zijn doorgevoerd is echter geen toename van geweldsincidenten te zien. Daarnaast wijzen voorstanders erop dat er voor het binnendringen van kleedkamers of wc’s ook nu al geen identiteitsbewijs nodig is.&lt;/p&gt;&lt;p&gt;&lt;b&gt;Het ‘kinderargument’&lt;/b&gt;&lt;/p&gt;&lt;p&gt;Volgens tegenstanders zouden kinderen door de nieuwe wet in staat zijn zonder problemen hun geslacht en naam te veranderen. Critici maken zich zorgen over de vraag of kinderen wel bekwaam genoeg zijn om zo’n grote beslissing zelfstandig te maken. Het is echter niet het geval dat kinderen dit door de nieuwe wet volledige zelfstandig kunnen bepalen. Ze moeten hiervoor nog altijd langs een rechter. Die kan de aanvraag afwijzen. Verschillende praktijkvoorbeelden laten zien dat dit in sommige gevallen ook gebeurt.&lt;/p&gt;&lt;p&gt;&lt;b&gt;Het ‘tijdsargument’&lt;/b&gt;&lt;/p&gt;&lt;p&gt;Critici vinden vaak dat de deskundigenverklaring slechts een kleine moeite is om voor alle zekerheid bij een aanvraag toe te voegen. Ook dat is echter niet helemaal waar. Het verkrijgen van een deskundigeverklaring kan maanden of zelfs jaren duren. Psychologen en artsen die zo’n verklaring kunnen geven, zijn er namelijk alleen bij genderklinieken. En de wachtlijsten daar zijn nu al erg lang. &lt;/p&gt;</text:p>
          </table:table-cell>
          <table:table-cell/>
          <table:table-cell office:value-type="string" calcext:value-type="string">
            <text:p>countering the arguments of those who are against the new transgender law</text:p>
          </table:table-cell>
          <table:table-cell office:value-type="float" office:value="4" calcext:value-type="float">
            <text:p>4</text:p>
          </table:table-cell>
          <table:table-cell table:number-columns-repeated="1015"/>
        </table:table-row>
        <table:table-row table:style-name="ro1">
          <table:table-cell office:value-type="string" calcext:value-type="string">
            <text:p>4a</text:p>
          </table:table-cell>
          <table:table-cell table:number-columns-repeated="2" office:value-type="float" office:value="1" calcext:value-type="float">
            <text:p>1</text:p>
          </table:table-cell>
          <table:table-cell office:value-type="string" calcext:value-type="string">
            <text:p>Nieuwe Transgenderwet zorgt voor zucht van verlichting voor transpersonen</text:p>
          </table:table-cell>
          <table:table-cell office:value-type="string" calcext:value-type="string">
            <text:p>“Door deze wet krijgen we eindelijk de gelijke behandeling waar we recht op hebben”, zeggen transactivisten. Nieuwe wijzigingen in de wet halen belangrijke barrières weg voor de wettelijke erkenning van transpersonen.</text:p>
          </table:table-cell>
          <table:table-cell office:value-type="string" calcext:value-type="string">
            <text:p>&lt;p&gt;De grootste en belangrijkste vooruitgang is volgens transactivisten dat de deskundigenverklaring, die moet worden afgegeven door een arts of psycholoog, niet meer nodig is. Als de aanpassingen door de Tweede Kamer worden aangenomen, wordt de verklaring vervangen door een bedenktermijn van minimaal vier weken. “Dit is voor ons zo’n enorme opluchting”, vertelt Lina Jacobs, transvrouw en woordvoerder van transgender organisatie Platform Transgender. “De wet neemt hiermee een onmetelijk grote hindernis weg. Toen we het wetsvoorstel voor het eerst lazen hebben een aantal collega’s en vrienden die ik ken die nog in transitie zijn, moeten huilen van blijdschap.”&lt;/p&gt;&lt;p&gt;Onder de nieuwe wet stuurt een trans persoon simpelweg het verzoek naar de gemeente. Hij of zij hoeft daarbij niet eerst te wachten op toestemming van een arts of psycholoog. Transgenderactivisten pleiten al langer voor het afschaffen van de deskundigenverklaring. “Die werd gezien als ernstig denigrerend,” licht Jacobs toe. “En uit eigen ervaring kan ik zeggen dat het dat ook was. Het nogmaals jezelf moeten bewijzen, na al een enorm lang en lastig medisch traject, is extreem gênant. Je voelde je niet serieus genomen.” Overigens staat de aanpassing van de wet niet toe dat iemand voorrang krijgt op een medische behandeling bij een genderklinie. Die staat er helemaal los van.&lt;/p&gt;&lt;p&gt;Naast dat de oude regeling volgens Jacobs inbreuk maakt op het zelfbeschikkingsrecht van transpersonen, waren er ook onnodig hoge onnodig hoge kosten aan de procedure verbonden. “Een gesprek met een deskundige kost zo'n 250 euro, de verklaring zelf 65 euro”, stelt Jabocs. Uit een evaluatie van de wet uit 2017 bleek bovendien dat deskundigen vaak niet kunnen garanderen dat de wens om te wisselen, duurzaam is. “Die overweging kan een transpersoon zelf veel beter maken,” aldus Jacobs.&lt;/p&gt;</text:p>
          </table:table-cell>
          <table:table-cell/>
          <table:table-cell office:value-type="string" calcext:value-type="string">
            <text:p>announcement new law + reactions transgender people</text:p>
          </table:table-cell>
          <table:table-cell office:value-type="float" office:value="1" calcext:value-type="float">
            <text:p>1</text:p>
          </table:table-cell>
          <table:table-cell table:number-columns-repeated="1015"/>
        </table:table-row>
        <table:table-row table:style-name="ro1">
          <table:table-cell office:value-type="string" calcext:value-type="string">
            <text:p>4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ieuwe Transgenderwet positief ontvangen door transpersonen, organisaties</text:p>
          </table:table-cell>
          <table:table-cell office:value-type="string" calcext:value-type="string">
            <text:p>Transpersonen en -activisten zijn te spreken over de voorgestelde nieuwe wijzigingen van de Transgenderwet. De wet wordt deze week in de Tweede Kamer besproken.</text:p>
          </table:table-cell>
          <table:table-cell office:value-type="string" calcext:value-type="string">
            <text:p>&lt;p&gt;In de nieuwe wet wordt onder andere geregeld dat de deskundigenverklaring, die moet worden afgegeven door een arts of psycholoog, niet meer nodig is. De verklaring zou worden vervangen door een bedenktermijn van minimaal vier weken. “Dit is voor ons een hele welkome stap”, vertelt Lina Jacobs, transvrouw en woordvoerder van transgender organisatie Platform Transgender. “De wet neemt hiermee een bureaucratische hindernis weg.” Onder de nieuwe wet stuurt een transpersoon simpelweg het verzoek tot wijziging naar de gemeente. Hij of zij hoeft daarbij niet eerst te wachten op toestemming van een arts of psycholoog.&lt;/p&gt;&lt;p&gt;Transgenderactivisten pleiten al langer voor het afschaffen van de deskundigenverklaring. “Die werd gezien als onnodige hobbel,” licht Jacobs toe. “De regel leidde vaak tot heel veel extra wachttijd. Dankzij de nieuwe wet zou daar verandering in moeten komen.” Overigens staat de aanpassing van de wet niet toe dat iemand voorrang krijgt op een medische behandeling bij een genderkliniek. Die staat er helemaal los van.&lt;/p&gt;&lt;p&gt;De nieuwe regelgeving zou transgender personen ook een heleboel kosten schelen, stelt Jacobs. “Een gesprek met een deskundige kost zo'n 250 euro, de verklaring zelf 65 euro”, stelt Jacobs. Uit een evaluatie van de wet uit 2017 bleek bovendien dat deskundigen vaak niet kunnen garanderen dat de wens om van gender te wisselen, duurzaam is. “Die overweging kan een transpersoon zelf veel beter maken,” aldus Jacobs.&lt;/p&gt;</text:p>
          </table:table-cell>
          <table:table-cell/>
          <table:table-cell office:value-type="string" calcext:value-type="string">
            <text:p>announcement new law + reactions transgender people</text:p>
          </table:table-cell>
          <table:table-cell office:value-type="float" office:value="2" calcext:value-type="float">
            <text:p>2</text:p>
          </table:table-cell>
          <table:table-cell table:number-columns-repeated="1015"/>
        </table:table-row>
        <table:table-row table:style-name="ro1">
          <table:table-cell office:value-type="string" calcext:value-type="string">
            <text:p>4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ieuwe Transgenderwet haalt belangrijke barrières weg voor transgender personen</text:p>
          </table:table-cell>
          <table:table-cell office:value-type="string" calcext:value-type="string">
            <text:p>De voorgestelde wijzigingen van de Transgenderwet zouden de procedures van wettelijke geslachtswijziging voor transpersonen op een aantal vlakken drastisch verbeteren. Een zucht van verlichting dus voor transpersonen. Columniste Sandra Beekman is blij dat de wijzigingen er eindelijk lijken te komen.</text:p>
          </table:table-cell>
          <table:table-cell office:value-type="string" calcext:value-type="string">
            <text:p>&lt;p&gt;De grootste en belangrijkste vooruitgang in de nieuwe Transgenderwet is het vervallen van de deskundigenverklaring. Als de wet wordt aangenomen zal deze verklaring, die moet worden afgegeven door een arts of psycholoog, worden vervangen door een bedenktermijn van minimaal vier weken. Voor transpersonen was dit een onmetelijk grote hindernis die ook nog eens als extreem denigrerend werd ervaren. Het weghalen ervan is voor hen dus een enorme opluchting. Binnen mijn eigen vriendenkring, die ook uit transgender personen bestaat, moesten meerdere vrienden huilen van blijdschap.&lt;/p&gt;&lt;p&gt;Onder de nieuwe wet stuurt een transpersoon het verzoek tot wijziging simpelweg naar de gemeente. Vervolgens komt iemand naar het gemeentehuis en wordt de wijziging bekrachtigd. De aanpassing leidt er overigens niet toe dat iemand voorrang krijgt op een medische behandeling bij een genderkliniek; die staat er helemaal los van.&lt;/p&gt;&lt;p&gt;Ten tweede wordt de leeftijdsgrens voor geslachtswijzigingen verlaagd. Momenteel moeten transpersonen tot hun 16e wachten op een officiële geslachtswijziging. Voor veel transgender personen is het echter al vanaf zeer jonge leeftijd duidelijk dat het geslacht waarmee ze zijn geboren niet klopt. Voor veel transpersonen is de verlaagde leeftijdsgrens dus van grote betekenis.&lt;/p&gt;&lt;p&gt;Als laatste komen er dankzij de nieuwe wet veel onnodige kosten te vervallen. Aan de deskundigenverklaring was een transpersoon al snel veel geld kwijt: een gesprek met een deskundige kost zo'n 250 euro, de verklaring zelf 65 euro. Het vervallen van deze kostenpost zorgt dus voor een flinke lastenverlichting voor transgender personen. &lt;/p&gt;</text:p>
          </table:table-cell>
          <table:table-cell/>
          <table:table-cell office:value-type="string" calcext:value-type="string">
            <text:p>announcement new law + reactions transgender people</text:p>
          </table:table-cell>
          <table:table-cell office:value-type="float" office:value="3" calcext:value-type="float">
            <text:p>3</text:p>
          </table:table-cell>
          <table:table-cell table:number-columns-repeated="1015"/>
        </table:table-row>
        <table:table-row table:style-name="ro1">
          <table:table-cell office:value-type="string" calcext:value-type="string">
            <text:p>4d</text:p>
          </table:table-cell>
          <table:table-cell table:number-columns-repeated="2" office:value-type="float" office:value="0" calcext:value-type="float">
            <text:p>0</text:p>
          </table:table-cell>
          <table:table-cell office:value-type="string" calcext:value-type="string">
            <text:p>Wat houdt de nieuwe transgenderwet in? Een overzicht van de belangrijkste aanpassingen</text:p>
          </table:table-cell>
          <table:table-cell office:value-type="string" calcext:value-type="string">
            <text:p>Door de voorgestelde wijzigingen in de nieuwe Transgenderwet veranderen de procedures om je geslacht wettelijk te veranderen. We bespreken de belangrijkste aanpassingen. </text:p>
          </table:table-cell>
          <table:table-cell office:value-type="string" calcext:value-type="string">
            <text:p>&lt;p&gt;Belangrijk in de nieuwe Transgenderwet is het vervallen van de deskundigenverklaring. Als de wet wordt aangenomen zal deze verklaring, die moet worden afgegeven door een arts of psycholoog, worden vervangen door een bedenktermijn van minimaal vier weken. Nadat een transpersoon zijn verzoek tot geslachtswijziging naar de gemeente heeft gestuurd, zal hij of zij na de bedenktijd alleen nog maar terug te hoeven komen voor een bekrachtiging. Voorheen was hiervoor nog een verklaring nodig van een deskundige. De wachtlijsten om zo’n verklaring te bemachtigen zijn gemiddeld zeer lang.&lt;/p&gt;&lt;p&gt;Een tweede grote aanpassing is de verlaging van de leeftijdsgrens voor geslachtswijzigingen. Momenteel moeten transpersonen tot hun 16e wachten op een officiële geslachtswijziging. Transactivisten wijzen er al langer op dat het voor veel transgender personen al vanaf zeer jonge leeftijd duidelijk is dat het geslacht waarmee ze zijn geboren niet klopt. Zij zijn daarom grote voorstanders van de verlaging van de leeftijdsgrens. De wijziging zorgt er overigens niet voor dat je voorrang krijgt op een behandeling bij een genderkliniek. Dat staat er volledig los van.&lt;/p&gt;&lt;p&gt;Als laatste komt er dankzij de nieuwe wet een kostenpost te vervallen. Een deskundigenverklaring was namelijk niet gratis: een gesprek met een deskundige kost zo'n 250 euro, de verklaring zelf 65 euro. Als de wet door de Tweede Kamer wordt aangenomen, krijgen transpersonen dus ook een kleine financiële verbetering als vooruitzicht. &lt;/p&gt;</text:p>
          </table:table-cell>
          <table:table-cell/>
          <table:table-cell office:value-type="string" calcext:value-type="string">
            <text:p>announcement new law + reactions transgender people</text:p>
          </table:table-cell>
          <table:table-cell office:value-type="float" office:value="4" calcext:value-type="float">
            <text:p>4</text:p>
          </table:table-cell>
          <table:table-cell table:number-columns-repeated="1015"/>
        </table:table-row>
        <table:table-row table:style-name="ro1">
          <table:table-cell office:value-type="string" calcext:value-type="string">
            <text:p>5a</text:p>
          </table:table-cell>
          <table:table-cell table:number-columns-repeated="2" office:value-type="float" office:value="1" calcext:value-type="float">
            <text:p>1</text:p>
          </table:table-cell>
          <table:table-cell office:value-type="string" calcext:value-type="string">
            <text:p>Lang over tijd: Kabinet maakt publiekelijk excuses voor oude Transgenderwet</text:p>
          </table:table-cell>
          <table:table-cell office:value-type="string" calcext:value-type="string">
            <text:p>Het komt te laat en compenseert te weinig. Maar ten minste komt er een financiële tegemoetkomingsregeling voor slachtoffers van de oude wet, zegt transgenderactivist Florence Tabbers.</text:p>
          </table:table-cell>
          <table:table-cell office:value-type="string" calcext:value-type="string">
            <text:p>&lt;p&gt;De Transgenderwet maakt het voor transgender- en intersekse personen mogelijk om hun geslachtsaanduiding te wijzigen in de geboorteakte. Maar tot 1 juli 2014 golden hiervoor een aantal heftige voorwaarden. Bijvoorbeeld dat mensen lichamelijk zo veel mogelijk waren aangepast aan “het andere geslacht”. Maar erger nog - dat ze blijvend onvruchtbaar waren.&lt;/p&gt;&lt;p&gt;Volgens transgenderactivist Florence Tabbers is dit een onnodig pijnlijk en denigrerende ervaring geweest in het transitietraject van veel transgender- en intersekse personen. “Eigenlijk is het al lang te laat,” aldus Tabbers, “maar ten minste herkent het kabinet nu eindelijk dat het door het stellen van deze voorwaarden onuitsprekelijk veel leed heeft veroorzaakt bij transgender- en intersekse personen.” Volgens Tabbers heeft de regeling “mensen gedwongen hevig ingrijpende medische behandelingen te ondergaan die zij helemaal niet wilden, of onnodig lang met hun transitie te wachten.”&lt;/p&gt;&lt;p&gt;Ter compensatie van dit leed komt er nu een financiële tegemoetkomingsregeling. Mensen die in de periode tussen 1 juli 1985 en 1 juli 2014 aan de medische voorwaarden hebben voldaan die in de wet gesteld werden en de geslachtsaanduiding hebben gewijzigd in de geboorteakte, komen in aanmerking voor een tegemoetkoming van € 5.000 per persoon.&lt;/p&gt;&lt;p&gt;“Het is een beginnetje, maar het gaat echt nog lang niet ver genoeg”, aldus Tabbers.&lt;/p&gt;</text:p>
          </table:table-cell>
          <table:table-cell/>
          <table:table-cell office:value-type="string" calcext:value-type="string">
            <text:p>compensation for forced sterilization under old Transgender law</text:p>
          </table:table-cell>
          <table:table-cell office:value-type="float" office:value="1" calcext:value-type="float">
            <text:p>1</text:p>
          </table:table-cell>
          <table:table-cell table:number-columns-repeated="1015"/>
        </table:table-row>
        <table:table-row table:style-name="ro1">
          <table:table-cell office:value-type="string" calcext:value-type="string">
            <text:p>5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Kabinet maakt publiekelijk excuses voor oude Transgenderwet</text:p>
          </table:table-cell>
          <table:table-cell office:value-type="string" calcext:value-type="string">
            <text:p>Goed dat er nu een financiële tegemoetkomingsregeling voor betrokkenen van de oude wet komt, vindt transgenderactivist Florence Tabbers.</text:p>
          </table:table-cell>
          <table:table-cell office:value-type="string" calcext:value-type="string">
            <text:p>&lt;p&gt;De Transgenderwet maakt het voor transgender- en intersekse personen mogelijk om hun geslachtsaanduiding te wijzigen in de geboorteakte. Hiervoor golden tot 1 juli 2014 een aantal voorwaarden. Bijvoorbeeld dat mensen lichamelijk zo veel mogelijk waren aangepast aan “het andere geslacht”. Ook moesten ze zich blijvend onvruchtbaar laten maken.&lt;/p&gt;&lt;p&gt;Volgens transgenderactivist Florence Tabbers heeft deze wet grote invloed gehad op de verdere levensloop van veel transgender- en intersekse personen. “Het heeft lang geduurd, maar ten minste herkent het kabinet nu dat het door het het stellen van deze voorwaarden veel verdriet heeft veroorzaakt bij transgender- en intersekse personen”, aldus Tabbers. Ze stelt dat de regeling tot een situatie heeft geleid waar mensen medische behandelingen zijn ondergaan die zij liever niet hadden gewild, of langer met hun transitie moesten wachten.&lt;/p&gt;&lt;p&gt;Daarom komt er nu en financiële tegemoetkomingsregeling. Mensen die in de periode tussen 1 juli 1985 en 1 juli 2014 aan de medische voorwaarden hebben voldaan die in de wet gesteld werden en de geslachtsaanduiding hebben gewijzigd in de geboorteakte, komen in aanmerking voor een tegemoetkoming van € 5.000 per persoon.&lt;/p&gt;&lt;p&gt;“Het is niet veel, maar het is tenminste iets”, zo stelt Tabbers. &lt;/p&gt;</text:p>
          </table:table-cell>
          <table:table-cell/>
          <table:table-cell office:value-type="string" calcext:value-type="string">
            <text:p>compensation for forced sterilization under old Transgender law</text:p>
          </table:table-cell>
          <table:table-cell office:value-type="float" office:value="2" calcext:value-type="float">
            <text:p>2</text:p>
          </table:table-cell>
          <table:table-cell table:number-columns-repeated="1015"/>
        </table:table-row>
        <table:table-row table:style-name="ro1">
          <table:table-cell office:value-type="string" calcext:value-type="string">
            <text:p>5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Lang over tijd: Kabinet maakt publiekelijk excuses voor oude Transgenderwet</text:p>
          </table:table-cell>
          <table:table-cell office:value-type="string" calcext:value-type="string">
            <text:p>Het komt te laat en compenseert te weinig. Maar er komt nu eindelijk een financiële tegemoetkomingsregeling voor slachtoffers van de oude Transgenderwet, schrijft columnist Sandra Beekman.</text:p>
          </table:table-cell>
          <table:table-cell office:value-type="string" calcext:value-type="string">
            <text:p>&lt;p&gt;De Transgenderwet maakt het voor transgender- en intersekse personen mogelijk om hun geslachtsaanduiding te wijzigen in de geboorteakte. Hiervoor golden tot 1 juli 2014 een aantal heftige voorwaarden. Bijvoorbeeld dat mensen lichamelijk zo veel mogelijk aangepast moesten zijn aan “het andere geslacht” en, erger nog: dat ze blijvend onvruchtbaar waren.&lt;/p&gt;&lt;p&gt;Het behoeft geen verdere uitleg dat dit een onnodig pijnlijke en denigrerende ervaring is geweest voor veel transgender- en intersekse personen. Daarom erkent het kabinet nu eindelijk dat het door het stellen van deze voorwaarden onuitsprekelijk veel leed heeft veroorzaakt bij transgender- en intersekse personen. Zij hebben hevig ingrijpende medische behandelingen ondergaan die zij helemaal niet wilden doen. Daarnaast hebben veel transgender personen hierdoor onnodig gewacht met hun transitie of geslachtswijziging.&lt;/p&gt;&lt;p&gt;In erkenning van het toegebrachte leed komt er nu dan eindelijk een financiële tegemoetkomingsregeling. Mensen die in de periode tussen 1 juli 1985 en 1 juli 2014 aan de medische voorwaarden hebben voldaan die in de wet gesteld werden en de geslachtsaanduiding hebben gewijzigd in de geboorteakte, komen in aanmerking voor een bedrag van € 5.000 per persoon. Een schamele tegemoetkoming, maar tenminste een begin. &lt;/p&gt;</text:p>
          </table:table-cell>
          <table:table-cell/>
          <table:table-cell office:value-type="string" calcext:value-type="string">
            <text:p>compensation for forced sterilization under old Transgender law</text:p>
          </table:table-cell>
          <table:table-cell office:value-type="float" office:value="3" calcext:value-type="float">
            <text:p>3</text:p>
          </table:table-cell>
          <table:table-cell table:number-columns-repeated="1015"/>
        </table:table-row>
        <table:table-row table:style-name="ro1">
          <table:table-cell office:value-type="string" calcext:value-type="string">
            <text:p>5d</text:p>
          </table:table-cell>
          <table:table-cell table:number-columns-repeated="2" office:value-type="float" office:value="0" calcext:value-type="float">
            <text:p>0</text:p>
          </table:table-cell>
          <table:table-cell office:value-type="string" calcext:value-type="string">
            <text:p>Kabinet maakt publiekelijk excuses voor oude Transgenderwet</text:p>
          </table:table-cell>
          <table:table-cell office:value-type="string" calcext:value-type="string">
            <text:p>Transgenderpersonen die onder de oude wet hun transitie hebben doorlopen komen in aanmerking voor een financiële tegemoetkoming. </text:p>
          </table:table-cell>
          <table:table-cell office:value-type="string" calcext:value-type="string">
            <text:p>&lt;p&gt;De Transgenderwet maakt het voor transgender- en intersekse personen mogelijk om hun geslachtsaanduiding te wijzigen in de geboorteakte. Hiervoor golden tot 1 juli 2014 een aantal voorwaarden: namelijk dat mensen lichamelijk zo veel mogelijk waren aangepast aan “het andere geslacht”, maar ook dat ze blijvend onvruchtbaar waren.&lt;/p&gt;&lt;p&gt;Dit is een ingrijpende factor geweest in de verdere levensloop van veel transgender- en intersekse personen. Het kabinet is er dan ook van overtuigd dat het door het stellen van deze voorwaarden veel verdriet heeft veroorzaakt bij transgender- en intersekse personen. Sommigen hebben medische behandelingen ondergaan die zij liever niet hadden gewild. Anderen hebben door de oude wetgeving langer gewacht met hun transitie of geslachtswijziging.&lt;/p&gt;&lt;p&gt;Daarom komt er nu en financiële tegemoetkomingsregeling. Mensen die in de periode tussen 1 juli 1985 en 1 juli 2014 aan de medische voorwaarden hebben voldaan die in de wet gesteld werden en de geslachtsaanduiding hebben gewijzigd in de geboorteakte, komen in aanmerking voor een tegemoetkoming van € 5.000 per persoon. &lt;/p&gt;</text:p>
          </table:table-cell>
          <table:table-cell/>
          <table:table-cell office:value-type="string" calcext:value-type="string">
            <text:p>compensation for forced sterilization under old Transgender law</text:p>
          </table:table-cell>
          <table:table-cell office:value-type="float" office:value="4" calcext:value-type="float">
            <text:p>4</text:p>
          </table:table-cell>
          <table:table-cell table:number-columns-repeated="1015"/>
        </table:table-row>
        <table:table-row table:style-name="ro1">
          <table:table-cell office:value-type="string" calcext:value-type="string">
            <text:p>6a</text:p>
          </table:table-cell>
          <table:table-cell table:number-columns-repeated="2" office:value-type="float" office:value="1" calcext:value-type="float">
            <text:p>1</text:p>
          </table:table-cell>
          <table:table-cell office:value-type="string" calcext:value-type="string">
            <text:p>Adequate voorlichting aan transpersonen door burgerlijke stand kan desastreuze beslissingen helpen voorkomen, zeggen transgenderorganisaties</text:p>
          </table:table-cell>
          <table:table-cell office:value-type="string" calcext:value-type="string">
            <text:p>De nieuwe Transgenderwet brengt belangrijke nieuwe verantwoordelijkheden met zich mee voor de burgerlijke stand, zegt Sophie Schers, beleidsadviseur bij Transgender Netwerk Nederland. “Transpersonen onderschatten vaak hoe indringend de consequenties kunnen zijn. De ambtenaar van de burgerlijke stand is hen een adequate voorlichting daarover verschuldigd.”</text:p>
          </table:table-cell>
          <table:table-cell office:value-type="string" calcext:value-type="string">
            <text:p>&lt;p&gt;De nieuwe Transgenderwet, die nu nog voor behandeling in de Tweede Kamer ligt, zal de huidige wet (uit 2014) op een aantal punten wijzigen. Één van de mogelijke wijzigen moet ervoor zorgen dat ambtenaren van de burgerlijke stand, die de wijziging van de geslachtsregistratie daadwerkelijk moeten doorvoeren, een aangepaste rol krijgen.&lt;/p&gt;&lt;p&gt;Reden is dat de zogenoemde deskundigenverklaring gaat vervallen. Nu moet een deskundige – een arts of een psycholoog - nog vaststellen of de transpersoon van 16 jaar of ouder een duurzame en gegronde wens heeft om van geslacht te veranderen. “Dat wordt vervangen door een eigen verklaring”, stelt Sophie Schers, beleidsadviseur bij Transgender Netwerk Nederland. Gevolg is dat de consequenties van de gender­wijziging niet meer in het gesprek met een deskundige aan bod komen. Transgender Netwerk Nederland en andere transgender organisaties wijzen erop dat dit een aanzienlijk risico met zich meebrengt, namelijk dat transpersonen van belangrijke informatie verstoken blijven. Daarnaast zouden ze door slechte voorlichting ondoordachte, levensveranderende en zelfs desastreuze beslissingen kunnen nemen.&lt;/p&gt;&lt;p&gt;Na de invoering van de nieuwe Transgenderwet is het dus enorm belangrijk dat ambtenaren van de burgerlijke stand transgender personen actief voorlichten over de consequenties van de wijziging van de geslachtsregistratie, zegt Transgender Netwerk Nederland in haar oproep.&lt;/p&gt;</text:p>
          </table:table-cell>
          <table:table-cell/>
          <table:table-cell office:value-type="string" calcext:value-type="string">
            <text:p>new transgender law gives bigger role and more responsibilities to bureaucrats</text:p>
          </table:table-cell>
          <table:table-cell office:value-type="float" office:value="1" calcext:value-type="float">
            <text:p>1</text:p>
          </table:table-cell>
          <table:table-cell table:number-columns-repeated="1015"/>
        </table:table-row>
        <table:table-row table:style-name="ro1">
          <table:table-cell office:value-type="string" calcext:value-type="string">
            <text:p>6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ransgenderorganisaties: Zorg dat burgerlijke stand transpersonen beter informeert om slechte beslissingen te vermijden</text:p>
          </table:table-cell>
          <table:table-cell office:value-type="string" calcext:value-type="string">
            <text:p>De nieuwe Transgenderwet brengt belangrijke nieuwe verantwoordelijkheden met zich mee voor de burgerlijke stand, zegt Sophie Schers, beleidsadviseur bij Transgender Netwerk Nederland. “Transpersonen onderschatten vaak de consequenties van een beslissing tot officiële geslachtswijziging. Het is belangrijk dat de ambtenaar van de burgerlijke stand hen daarover voorlicht.”</text:p>
          </table:table-cell>
          <table:table-cell office:value-type="string" calcext:value-type="string">
            <text:p>&lt;p&gt;De nieuwe Transgenderwet, die nu nog voor behandeling in de Tweede Kamer ligt, zal de huidige wet (uit 2014) op een aantal punten wijzigen. Één van de mogelijke wijzigen moet ervoor zorgen dat ambtenaren van de burgerlijke stand, die de wijziging van de geslachtsregistratie daadwerkelijk moeten doorvoeren, een aangepaste rol krijgen.&lt;/p&gt;&lt;p&gt;Reden is dat de zogenoemde deskundigenverklaring gaat vervallen. Nu moet een deskundige – een arts of een psycholoog - nog vaststellen of de transpersoon van 16 jaar of ouder een duurzame en gegronde wens heeft om van geslacht te veranderen. “Dat wordt vervangen door een eigen verklaring”, stelt Sophie Schers, beleidsadviseur bij Transgender Netwerk Nederland. Gevolg is dat de consequenties van de gender­wijziging niet meer in het gesprek met een deskundige aan bod komen.&lt;/p&gt;&lt;p&gt;Na de invoering van de nieuwe Transgenderwet gaan ambtenaren dus een andere, en nieuwe, rol spelen, zegt Transgender Netwerk Nederland. Zij zullen beter opgeleid moeten worden om transgenderpersonen een goede voorlichting te kunnen geven over de consequenties van de wijziging van de geslachtsregistratie. &lt;/p&gt;</text:p>
          </table:table-cell>
          <table:table-cell/>
          <table:table-cell office:value-type="string" calcext:value-type="string">
            <text:p>new transgender law gives bigger role and more responsibilities to bureaucrats</text:p>
          </table:table-cell>
          <table:table-cell office:value-type="float" office:value="2" calcext:value-type="float">
            <text:p>2</text:p>
          </table:table-cell>
          <table:table-cell table:number-columns-repeated="1015"/>
        </table:table-row>
        <table:table-row table:style-name="ro1">
          <table:table-cell office:value-type="string" calcext:value-type="string">
            <text:p>6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Door nieuwe Transgenderwet zijn ambtenaren van de burgerlijke stand transpersonen een adequate voorlichting verschuldigd</text:p>
          </table:table-cell>
          <table:table-cell office:value-type="string" calcext:value-type="string">
            <text:p>De nieuwe Transgenderwet brengt grote nieuwe verantwoordelijkheden met zich mee voor de burgerlijke stand. Transpersonen onderschatten vaak hoe indringend de consequenties van een geslachtswijziging kunnen zijn. Het is daarom van de grootste noodzaak dat de ambtenaar van de burgerlijke stand hen daar adequaat over voorlicht. Zo kunnen desastreuze beslissingen voorkomen worden.</text:p>
          </table:table-cell>
          <table:table-cell office:value-type="string" calcext:value-type="string">
            <text:p>&lt;p&gt;De nieuwe Transgenderwet, die nu nog voor behandeling in de Tweede Kamer ligt, zal de huidige wet (uit 2014) op een aantal punten wijzigen. Één van de mogelijke wijzigen moet ervoor zorgen dat ambtenaren van de burgerlijke stand, die de wijziging van de geslachtsregistratie daadwerkelijk moeten doorvoeren, een aangepaste rol krijgen.&lt;/p&gt;&lt;p&gt;Reden is dat de zogenoemde deskundigenverklaring gaat vervallen. Nu moet een deskundige – een arts of een psycholoog - nog vaststellen of de transpersoon van 16 jaar of ouder een duurzame en gegronde wens heeft om van geslacht te veranderen. Deze zal worden vervangen door een ‘eigen verklaring’ van de transgender persoon zelf. Een verandering die transgenderpersonen meer zeggenschap geeft over hun transitie - maar die tegelijkertijd indringende consequenties met zich meebrengt.&lt;/p&gt;&lt;p&gt;Voor de ambtenaar van de burgerlijke stand liggen er met deze wijziging ineens grote en serieuze verantwoordelijkheden. Om transgenderpersonen zo volledig mogelijk te informeren, zullen ambtenaren dan ook beter moeten worden opgeleid om deze informatie te kunnen verstrekken. Doen ze dit niet, dan zullen veel transgenderpersonen van belangrijke informatie verstoken blijven. In het ergste geval zal dit leiden tot ondoordachte, levensveranderende en desastreuze keuzes.&lt;/p&gt;&lt;p&gt;Om het aanzienlijke risico hiervan te verkleinen, is het dus enorm belangrijk dat ambtenaren van de burgerlijke stand transgender personen actief voorlichten over de consequenties van de wijziging van de geslachtsregistratie. &lt;/p&gt;</text:p>
          </table:table-cell>
          <table:table-cell/>
          <table:table-cell office:value-type="string" calcext:value-type="string">
            <text:p>new transgender law gives bigger role and more responsibilities to bureaucrats</text:p>
          </table:table-cell>
          <table:table-cell office:value-type="float" office:value="3" calcext:value-type="float">
            <text:p>3</text:p>
          </table:table-cell>
          <table:table-cell table:number-columns-repeated="1015"/>
        </table:table-row>
        <table:table-row table:style-name="ro1">
          <table:table-cell office:value-type="string" calcext:value-type="string">
            <text:p>6d</text:p>
          </table:table-cell>
          <table:table-cell table:number-columns-repeated="2" office:value-type="float" office:value="0" calcext:value-type="float">
            <text:p>0</text:p>
          </table:table-cell>
          <table:table-cell office:value-type="string" calcext:value-type="string">
            <text:p>Ambtenaren door nieuwe Transgenderwet genoodzaakt transpersonen beter te informeren </text:p>
          </table:table-cell>
          <table:table-cell office:value-type="string" calcext:value-type="string">
            <text:p>De wetswijziging legt nieuwe verantwoordelijkheden bij ambtenaren van de burgerlijke stand om transpersonen goed voor te lichten. Transpersonen zijn zich namelijk niet altijd bewust van alle consequenties van een geslachtswijziging.</text:p>
          </table:table-cell>
          <table:table-cell office:value-type="string" calcext:value-type="string">
            <text:p>&lt;p&gt;De nieuwe Transgenderwet, die nu nog voor behandeling in de Tweede Kamer ligt, zal de huidige wet (uit 2014) op een aantal punten wijzigen. Één van de mogelijke wijzigen moet ervoor zorgen dat ambtenaren van de burgerlijke stand, die de wijziging van de geslachtsregistratie daadwerkelijk moeten doorvoeren, een aangepaste rol krijgen.&lt;/p&gt;&lt;p&gt;Reden is dat de zogenoemde deskundigenverklaring gaat vervallen. Nu moet een deskundige – een arts of een psycholoog - nog vaststellen of een transpersoon van 16 jaar of ouder een duurzame en gegronde wens heeft om van geslacht te veranderen. Dit proces zal nu worden vervangen door een eigen verklaring. Gevolg is dat de consequenties van de gender­wijziging niet meer in het gesprek met een deskundige aan bod komen, waardoor transpersonen mogelijk van belangrijke informatie verstoken blijven.&lt;/p&gt;&lt;p&gt;Na de invoering van de nieuwe Transgenderwet gaan ambtenaren dus een andere, nieuwe, rol spelen. Zij zullen beter opgeleid moeten worden om transgenderpersonen een goede voorlichting te kunnen geven over de consequenties van de wijziging van de geslachtsregistratie. &lt;/p&gt;</text:p>
          </table:table-cell>
          <table:table-cell/>
          <table:table-cell office:value-type="string" calcext:value-type="string">
            <text:p>new transgender law gives bigger role and more responsibilities to bureaucrats</text:p>
          </table:table-cell>
          <table:table-cell office:value-type="float" office:value="4" calcext:value-type="float">
            <text:p>4</text:p>
          </table:table-cell>
          <table:table-cell table:number-columns-repeated="1015"/>
        </table:table-row>
        <table:table-row table:style-name="ro1">
          <table:table-cell office:value-type="string" calcext:value-type="string">
            <text:p>7a</text:p>
          </table:table-cell>
          <table:table-cell table:number-columns-repeated="2" office:value-type="float" office:value="1" calcext:value-type="float">
            <text:p>1</text:p>
          </table:table-cell>
          <table:table-cell office:value-type="string" calcext:value-type="string">
            <text:p>“Focus bij Transgenderwet niet op deskundigen, maar op onhoudbaar lange wachtlijsten”, roepen transpersonen op</text:p>
          </table:table-cell>
          <table:table-cell office:value-type="string" calcext:value-type="string">
            <text:p>Kritiek op de nieuwe Transgenderwet is mogelijk, maar veel critici lijken zich niet bewust van de ware problemen. Kijk bijvoorbeeld naar de ellenlange wachtlijsten in de transgenderzorg, schrijft rechtsfilosoof en transgender Annemieke van den Heuvel.</text:p>
          </table:table-cell>
          <table:table-cell office:value-type="string" calcext:value-type="string">
            <text:p>&lt;p&gt;Annemieke van den Heuvel (34) is debattrainer, spindoctor en rechtsfilosoof. Ze identificeert zich ook als transgender, en ze heeft een hekel aan de nieuwe transgenderwet.&lt;/p&gt;&lt;p&gt;Het wordt onthaald als een levensveranderende wetswijziging, maar volgens van den Heuvel zijn transgenders weinig geholpen met het schrappen van de deskundigenverklaring in de nieuwe wet. Door het verdwijnen van die verklaring zullen aangevraagde geslachtswijzigingen nu slechts op basis van een eigen verklaring van de transgenderpersoon goedgekeurd kunnen worden. Het grootste probleem ligt volgens van den Heuvel echter elders: “Er zijn ongelooflijk lange wachttijden van soms meer dan twee jaar voordat je überhaupt een intakegesprek voor het transitieproces krijgt. Twee jaren die na het bijna eindeloze zelfonderzoek dat vaak aan de stap tot actie voorafgaat voelen als stilstand in een niet meer houdbare situatie.”&lt;/p&gt;&lt;p&gt;Concrete stappen om die wachttijden terug te dringen, onderneemt de politiek echter niet. In plaats daarvan kiest men ervoor om één van de kleinste barrières die er in het hele traject zijn te verwijderen, terwijl nou net die barrière nog wel een zeker nut dient, aldus van den Heuvel. “Het doet een beetje denken aan het plaatsen van ‘gaybrapaden’ of regenboogvlaggen: gratuite acties die sympathiek lijken, maar in feite weinig echte problemen oplossen. Dit wetsvoorstel vind ik dus beschamend,” stelt Annemieke. “Als ze echt een positieve impact willen hebben, zouden politici er goed aan doen zich te concentreren op de echte problemen.”&lt;/p&gt;</text:p>
          </table:table-cell>
          <table:table-cell/>
          <table:table-cell office:value-type="string" calcext:value-type="string">
            <text:p>new law doesn't focus enough on wait lists</text:p>
          </table:table-cell>
          <table:table-cell office:value-type="float" office:value="1" calcext:value-type="float">
            <text:p>1</text:p>
          </table:table-cell>
          <table:table-cell table:number-columns-repeated="1015"/>
        </table:table-row>
        <table:table-row table:style-name="ro1">
          <table:table-cell office:value-type="string" calcext:value-type="string">
            <text:p>7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Focus bij Transgenderwet niet op deskundigen, maar op wachtlijsten”, roepen transgenderpersonen op</text:p>
          </table:table-cell>
          <table:table-cell office:value-type="string" calcext:value-type="string">
            <text:p>Kritiek op de nieuwe Transgenderwet is mogelijk, maar veel critici lijken zich niet bewust van de ware problemen. Kijk bijvoorbeeld naar de al bestaande wachtlijsten in de transgenderzorg, schrijft rechtsfilosoof en transgender Annemieke van den Heuvel.</text:p>
          </table:table-cell>
          <table:table-cell office:value-type="string" calcext:value-type="string">
            <text:p>&lt;p&gt;Annemieke van den Heuvel (34) is debattrainer, spindoctor en rechtsfilosoof. Ze identificeert zich ook als transgender, en heeft kritiek op de nieuwe transgenderwet.&lt;/p&gt;&lt;p&gt;Volgens van den Heuvel zijn transgenders weinig geholpen met het schrappen van de deskundigenverklaring in de nieuwe wet. Door het verdwijnen van die verklaring zullen aangevraagde geslachtswijzigingen nu slechts op basis van een eigen verklaring van de transgenderpersoon goedgekeurd kunnen worden. Het grootste probleem ligt volgens van den Heuvel echter elders: “Er zijn lange wachttijden van soms meer dan twee jaar voordat je überhaupt een intakegesprek voor het transitieproces krijgt. Twee jaren die na het zelfonderzoek dat vaak aan de stap tot actie voorafgaat voelen als stilstand in een onprettige situatie.”&lt;/p&gt;&lt;p&gt;Concrete stappen om die wachttijden terug te dringen, onderneemt de politiek echter niet. In plaats daarvan kiest men ervoor om één van de kleinste barrières die er in het hele traject zijn te verwijderen, terwijl nou net die barrière nog wel een zeker nut dient, aldus van den Heuvel. “Het doet een beetje denken aan het plaatsen van ‘gaybrapaden’ of regenboogvlaggen: gratuite acties die sympathiek lijken, maar in feite weinig echte problemen oplossen. Ik zou dit wetsvoorstel zelf dus liever anders zien,” stelt Annemieke. “Als ze echt een positieve impact willen hebben, zouden politici er goed aan doen zich te concentreren op de echte problemen.”&lt;/p&gt;</text:p>
          </table:table-cell>
          <table:table-cell/>
          <table:table-cell office:value-type="string" calcext:value-type="string">
            <text:p>new law doesn't focus enough on wait lists</text:p>
          </table:table-cell>
          <table:table-cell office:value-type="float" office:value="2" calcext:value-type="float">
            <text:p>2</text:p>
          </table:table-cell>
          <table:table-cell table:number-columns-repeated="1015"/>
        </table:table-row>
        <table:table-row table:style-name="ro1">
          <table:table-cell office:value-type="string" calcext:value-type="string">
            <text:p>7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Focus bij Transgenderwet zou zich moeten richten op eindeloos lange wachtlijsten, niet op deskundigen </text:p>
          </table:table-cell>
          <table:table-cell office:value-type="string" calcext:value-type="string">
            <text:p>Kritiek op de nieuwe Transgenderwet is mogelijk, maar veel critici lijken zich niet bewust van de ware problemen. Kijk bijvoorbeeld naar de ellenlange wachtlijsten in de transgenderzorg. Dáár zou de politiek haar pijlen op moeten richten, vindt columnist Sandra Beekman.</text:p>
          </table:table-cell>
          <table:table-cell office:value-type="string" calcext:value-type="string">
            <text:p>&lt;p&gt;Het wordt overal onthaald als een levensveranderende wetswijziging - maar in werkelijkheid zijn transgenders zijn weinig geholpen met het schrappen van de zogeheten deskundigenverklaring in de nieuwe wet.&lt;/p&gt;&lt;p&gt;Door het verdwijnen van die verklaring zullen aangevraagde geslachtswijzigingen nu slechts op basis van een eigen verklaring van de transgenderpersoon goedgekeurd kunnen worden. Het grootste probleem ligt echter elders: kijk naar de onhoudbaar lange wachttijden van soms meer dan twee jaar voordat je überhaupt een intakegesprek voor het transitieproces krijgt. Twee lange jaren die voor veel transgenderpersonen, na het bijna eindeloze zelfonderzoek dat vaak aan de stap tot actie voorafgaat, voelen als stilstand in een niet meer houdbare situatie.&lt;/p&gt;&lt;p&gt;Concrete stappen om die wachttijden terug te dringen, onderneemt de politiek echter niet. In plaats daarvan kiest men ervoor om één van de kleinste barrières die er in het hele traject zijn te verwijderen, terwijl nou net die barrière nog wel een zeker nut dient.&lt;/p&gt;&lt;p&gt;Het doet een beetje denken aan het plaatsen van ‘gaybrapaden’ of regenboogvlaggen: gratuite acties die sympathiek lijken, maar in feite weinig echte problemen oplossen. Als Den Haag echt een positieve impact willen hebben, zouden ze er goed aan doen zich te concentreren op de echte problemen.&lt;/p&gt;</text:p>
          </table:table-cell>
          <table:table-cell/>
          <table:table-cell office:value-type="string" calcext:value-type="string">
            <text:p>new law doesn't focus enough on wait lists</text:p>
          </table:table-cell>
          <table:table-cell office:value-type="float" office:value="3" calcext:value-type="float">
            <text:p>3</text:p>
          </table:table-cell>
          <table:table-cell table:number-columns-repeated="1015"/>
        </table:table-row>
        <table:table-row table:style-name="ro1">
          <table:table-cell office:value-type="string" calcext:value-type="string">
            <text:p>7d</text:p>
          </table:table-cell>
          <table:table-cell table:number-columns-repeated="2" office:value-type="float" office:value="0" calcext:value-type="float">
            <text:p>0</text:p>
          </table:table-cell>
          <table:table-cell office:value-type="string" calcext:value-type="string">
            <text:p>Focus bij Transgenderwet op lange wachtlijsten - niet op deskundigen </text:p>
          </table:table-cell>
          <table:table-cell office:value-type="string" calcext:value-type="string">
            <text:p>Kritiek op de nieuwe Transgenderwet is mogelijk, maar veel critici lijken zich niet bewust van de ware problemen. Kijk bijvoorbeeld naar de al bestaande wachtlijsten in de transgenderzorg.</text:p>
          </table:table-cell>
          <table:table-cell office:value-type="string" calcext:value-type="string">
            <text:p>&lt;p&gt;Transgenders zijn weinig geholpen met het schrappen van de zogeheten deskundigenverklaring in de nieuwe wet.&lt;/p&gt;&lt;p&gt;Door het verdwijnen van die verklaring zullen aangevraagde geslachtswijzigingen nu op basis van een eigen verklaring van de transgenderpersoon goedgekeurd kunnen worden. Het grootste probleem ligt echter elders: kijk naar de lange wachttijden van soms meer dan twee jaar voordat een transgenderpersoon een intakegesprek voor het transitieproces krijgt. Die twee jaren komen voor veel transgenderpersonen na het zelfonderzoek dat vaak aan de stap tot actie voorafgaat. Hierdoor voelt deze tijd als stilstand.&lt;/p&gt;&lt;p&gt;Concrete stappen om die wachttijden terug te dringen, onderneemt de politiek echter niet. In plaats daarvan kiest men ervoor om één van de kleinste barrières die er in het hele traject zijn te verwijderen, terwijl nou net die barrière nog wel een zeker nut dient - de verklaring van een deskundige.&lt;/p&gt;&lt;p&gt;Het doet een beetje denken aan het plaatsen van ‘gaybrapaden’ of regenboogvlaggen: gratuite acties die sympathiek lijken, maar in feite weinig echte problemen oplossen. Als Den Haag echt een positieve impact willen hebben, zouden ze er daarom goed aan doen zich te concentreren op de echte problemen.&lt;/p&gt;</text:p>
          </table:table-cell>
          <table:table-cell/>
          <table:table-cell office:value-type="string" calcext:value-type="string">
            <text:p>new law doesn't focus enough on wait lists</text:p>
          </table:table-cell>
          <table:table-cell office:value-type="float" office:value="4" calcext:value-type="float">
            <text:p>4</text:p>
          </table:table-cell>
          <table:table-cell table:number-columns-repeated="1015"/>
        </table:table-row>
        <table:table-row table:style-name="ro1">
          <table:table-cell office:value-type="string" calcext:value-type="string">
            <text:p>8a</text:p>
          </table:table-cell>
          <table:table-cell table:number-columns-repeated="2" office:value-type="float" office:value="1" calcext:value-type="float">
            <text:p>1</text:p>
          </table:table-cell>
          <table:table-cell office:value-type="string" calcext:value-type="string">
            <text:p>Geslachtsverandering in paspoort straks een fluitje van een cent? “Oude wetgeving is vernederend”</text:p>
          </table:table-cell>
          <table:table-cell office:value-type="string" calcext:value-type="string">
            <text:p>De Tweede Kamer twijfelt nog steeds over de vraag of de nieuwe Transgenderwet moet worden aangenomen. Die wet zou officiële geslachtsverandering in identiteitsdocumenten makkelijker maken. En dat is broodnodig, vindt trans vrouw Freya.“De oude wetgeving ervoer ik als extreem vervelend.”</text:p>
          </table:table-cell>
          <table:table-cell office:value-type="string" calcext:value-type="string">
            <text:p>&lt;p&gt;De Tweede Kamer beslist binnenkort over de aanpassing van de Transgenderwet. De discussie spitst zich toe op de vraag of een psycholoog eerst een oordeel moet vellen over een geslachtsverandering voordat het gender kan worden aangepast in de geboorteakte of in het paspoort. In het wetsvoorstel wordt dat geschrapt, maar het is nog onduidelijk of een Kamermeerderheid dat steunt.&lt;/p&gt;&lt;p&gt;Op dit moment is een deskundig oordeel nog een belangrijke voorwaarde om in zo'n officieel document van gender te kunnen veranderen. In de vereenvoudigde versie van de wet is de persoonlijke beleving van de genderidentiteit leidend, oftewel: hoe iemand zichzelf voelt.&lt;/p&gt;&lt;p&gt;&lt;b&gt;Vernederend&lt;/b&gt;&lt;/p&gt;&lt;p&gt;De 27-jarige Freya is trans vrouw. Ze gaat als vrouw door het leven, maar tot twee jaar geleden stond er een 'm' in haar paspoort. Zij had er moeite mee dat iemand anders zou bepalen of zij haar gender in haar paspoort mocht veranderen. "Het is vernederend dat iemand anders gaat bepalen of ik dit wel of niet verdien."&lt;/p&gt;&lt;p&gt;Maar de verkeerde geslachtsaanduiding in haar paspoort zorgt regelmatig voor diepe schaamte. "Alle momenten waarop je je moet identificeren zijn ongemakkelijk", vertelt Freya. "Of je nou een COVID-test gaat doen of een pakketje ophaalt, je wordt raar aangekeken of niet geloofd."&lt;/p&gt;&lt;p&gt;Uiteindelijk besloot Freya daarom om toch de deskundigenverklaring aan te vragen. Sindsdien staat er wel een 'v' in haar paspoort.&lt;/p&gt;&lt;p&gt;&lt;b&gt;Wetsvoorstel&lt;/b&gt;&lt;/p&gt;&lt;p&gt;Met het nieuwe wetsvoorstel zou de situatie veranderen, maar de tweede kamer debatteert nog steeds of het voorstel zou worden aangenomen. Freya is woedend dat kamerleden het probleem “bagatelliseren”. Het gaat niet om een kleine beslissing, benadrukt ze. "Voor veel jongeren is dit levensveranderend. En een deskundige raadplegen is extreem betuttelend. Je moet toch weer een apart gesprek aangaan. In die zin vond ik het vernederend. Alsof je zelf niet weet wie je bent."&lt;/p&gt;</text:p>
          </table:table-cell>
          <table:table-cell table:number-columns-repeated="2"/>
          <table:table-cell office:value-type="float" office:value="1" calcext:value-type="float">
            <text:p>1</text:p>
          </table:table-cell>
          <table:table-cell table:number-columns-repeated="1015"/>
        </table:table-row>
        <table:table-row table:style-name="ro1">
          <table:table-cell office:value-type="string" calcext:value-type="string">
            <text:p>8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ordt geslachtsverandering in het paspoort straks eenvoudiger? “Oude wetgeving rammelt aan alle kanten”</text:p>
          </table:table-cell>
          <table:table-cell office:value-type="string" calcext:value-type="string">
            <text:p>De Tweede Kamer twijfelt nog steeds over de vraag of de nieuwe Transgenderwet moet worden aangenomen. Die wet zou officiële geslachtsverandering in identiteitsdocumenten makkelijker maken. En dat is nodig, vindt trans vrouw Freya. “De wetgeving zoals die nu is, is onnodig gecompliceerd.”</text:p>
          </table:table-cell>
          <table:table-cell office:value-type="string" calcext:value-type="string">
            <text:p>&lt;p&gt;De Tweede Kamer beslist binnenkort over de aanpassing van de Transgenderwet. De discussie spitst zich toe op de vraag of een psycholoog eerst een oordeel moet vellen over een geslachtsverandering voordat het gender kan worden aangepast in de geboorteakte of in het paspoort. In het wetsvoorstel wordt dat geschrapt, maar het is nog onduidelijk of een Kamermeerderheid dat steunt.&lt;/p&gt;&lt;p&gt;Op dit moment is een deskundig oordeel nog een belangrijke voorwaarde om in zo'n officieel document van gender te kunnen veranderen. In de vereenvoudigde versie van de wet is de persoonlijke beleving van de genderidentiteit leidend, oftewel: hoe iemand zichzelf voelt.&lt;/p&gt;&lt;p&gt;&lt;b&gt;Omslachtig&lt;/b&gt;&lt;/p&gt;&lt;p&gt;De 27-jarige Freya is trans vrouw. Ze gaat als vrouw door het leven, maar tot twee jaar geleden stond er een 'm' in haar paspoort. Zij had er moeite mee dat iemand anders zou bepalen of zij haar gender in haar paspoort mocht veranderen. "Het was een hele omslachtige procedure. Het idee dat iemand ging bepalen of ik wel of niet echt transgender was, vond ik onpraktisch en zinloos."&lt;/p&gt;&lt;p&gt;Maar de verkeerde geslachtsaanduiding in haar paspoort zorgt regelmatig voor onhandige situaties. "Alle momenten waarop je je moet identificeren zijn ongemakkelijk", vertelt Freya. "Of je nou een COVID-test gaat doen of een pakketje ophaalt, je wordt raar aangekeken of niet geloofd."&lt;/p&gt;&lt;p&gt;Uiteindelijk besloot Freya daarom om toch de deskundigenverklaring aan te vragen. Sindsdien staat er wel een 'v' in haar paspoort.&lt;/p&gt;&lt;p&gt;&lt;b&gt;Wetsvoorstel&lt;/b&gt;&lt;/p&gt;&lt;p&gt;Met het nieuwe wetsvoorstel zou de situatie veranderen, maar de tweede kamer debatteert nog steeds of het voorstel zou worden aangenomen. Freya heeft weinig begrip voor politici die het probleem niet serieus nemen. Het gaat niet om een kleine beslissing, benadrukt ze. "Voor veel jongeren is dit belangrijk. En een deskundige raadplegen is tijdrovend en vervelend. Je moet toch weer een apart gesprek aangaan. In die zin vond ik het een vreemde eis. Alsof je zelf niet weet wie je bent."&lt;/p&gt;</text:p>
          </table:table-cell>
          <table:table-cell table:number-columns-repeated="2"/>
          <table:table-cell office:value-type="float" office:value="2" calcext:value-type="float">
            <text:p>2</text:p>
          </table:table-cell>
          <table:table-cell table:number-columns-repeated="1015"/>
        </table:table-row>
        <table:table-row table:style-name="ro1">
          <table:table-cell office:value-type="string" calcext:value-type="string">
            <text:p>8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Met de nieuwe Transgenderwet wordt geslachtsverandering in paspoort straks een fluitje van een cent - en dat is een goede zaak</text:p>
          </table:table-cell>
          <table:table-cell office:value-type="string" calcext:value-type="string">
            <text:p>De Tweede Kamer twijfelt nog steeds over de vraag of de nieuwe Transgenderwet moet worden aangenomen. De wet zou officiële geslachtsverandering in identiteitsdocumenten eindelijk makkelijker maken. De verandering is broodnodig, want de oude wet was voor transgenders extreem vervelend, stelt columnist Sandra Beekman.</text:p>
          </table:table-cell>
          <table:table-cell office:value-type="string" calcext:value-type="string">
            <text:p>&lt;p&gt;De Tweede Kamer beslist binnenkort over de aanpassing van de Transgenderwet. Deze discussie, die zich toespitst toe op de vraag of een psycholoog eerst een oordeel moet vellen over een geslachtsverandering voordat het gender kan worden aangepast in de geboorteakte of paspoort, wordt gekenmerkt door de extreem betuttelende houding van de tegenstanders van het voorstel.&lt;/p&gt;&lt;p&gt;&lt;b&gt;Vernederend&lt;/b&gt;&lt;/p&gt;&lt;p&gt;Transgenders hebben lange tijd luidkeels aandacht geprobeerd te vragen voor de voor hen uiterst vernederende, betuttelende wetgeving. Op dit moment is een deskundig oordeel namelijk nog een belangrijke voorwaarde om in zo'n officieel document van gender te kunnen veranderen. Een proces waarbij men er vanaf het begin van uitgaat dat transgenders niet goed zelf kunnen beslissen over hun identiteit. Hierdoor kampen ze vaak met gevoelens van diepe schaamte.&lt;/p&gt;&lt;p&gt;&lt;b&gt;Voorkomen van incidenten&lt;/b&gt;&lt;/p&gt;&lt;p&gt;In de vereenvoudigde versie van de wet is de persoonlijke beleving van de genderidentiteit leidend, oftewel: hoe iemand zichzelf voelt. Dat zou een hoop zeer vervelende situaties voorkomen. Stel bijvoorbeeld dat je een COVID-test gaat doen of een pakketje ophaalt. In deze situaties zou je vaak raar worden aangekeken of niet geloofd worden als de M of V in je paspoort niet matcht met hoe je door het leven gaat.&lt;/p&gt;&lt;p&gt;Met het nieuwe wetsvoorstel zou deze situatie dus kunnen veranderen. Toch debatteert de Tweede Kamer nog steeds of het voorstel wel moet worden aangenomen. Begrijpelijk zijn transgenders woedend dat kamerleden het probleem zo proberen te bagatelliseren. Want het gaat niet om kleine beslissing. Transgenders weten nog altijd zelf het best wie ze zijn. &lt;/p&gt;</text:p>
          </table:table-cell>
          <table:table-cell table:number-columns-repeated="2"/>
          <table:table-cell office:value-type="float" office:value="3" calcext:value-type="float">
            <text:p>3</text:p>
          </table:table-cell>
          <table:table-cell table:number-columns-repeated="1015"/>
        </table:table-row>
        <table:table-row table:style-name="ro1">
          <table:table-cell office:value-type="string" calcext:value-type="string">
            <text:p>8d</text:p>
          </table:table-cell>
          <table:table-cell table:number-columns-repeated="2" office:value-type="float" office:value="0" calcext:value-type="float">
            <text:p>0</text:p>
          </table:table-cell>
          <table:table-cell office:value-type="string" calcext:value-type="string">
            <text:p>Wordt geslachtsverandering in het paspoort straks eenvoudiger?</text:p>
          </table:table-cell>
          <table:table-cell office:value-type="string" calcext:value-type="string">
            <text:p>De Tweede Kamer twijfelt nog steeds over de vraag of de nieuwe Transgenderwet moet worden aangenomen. Die wet zou officiële geslachtsverandering in identiteitsdocumenten makkelijker maken. Critici vinden de huidige wet onnodig gecompliceerd.</text:p>
          </table:table-cell>
          <table:table-cell office:value-type="string" calcext:value-type="string">
            <text:p>&lt;p&gt;De Tweede Kamer beslist binnenkort over de aanpassing van de Transgenderwet. De discussie spitst zich toe op de vraag of een psycholoog eerst een oordeel moet vellen over een geslachtsverandering voordat het gender kan worden aangepast in de geboorteakte of in het paspoort. In het wetsvoorstel wordt dat geschrapt, maar het is nog onduidelijk of een Kamermeerderheid dat steunt.&lt;/p&gt;&lt;p&gt;Op dit moment is een deskundig oordeel nog een belangrijke voorwaarde om in zo'n officieel document van gender te kunnen veranderen. In de nieuwe, vereenvoudigde versie van de wet is de persoonlijke beleving van de genderidentiteit leidend, oftewel: hoe iemand zichzelf voelt.&lt;/p&gt;&lt;p&gt;&lt;b&gt;Veranderingen&lt;/b&gt;&lt;/p&gt;&lt;p&gt;Op dit moment zorgt de lange procedure voor geslachtsverandering nog voor veel onhandige situaties voor transpersonen. Zo krijgen zij bij routineuze taken als een COVID-test doen of een pakketje ophalen vaak te maken met rare blikken en ongeloof, doordat de M of V in hun paspoort niet overeenkomt met hun uiterlijk.&lt;/p&gt;&lt;p&gt;Met het nieuwe wetsvoorstel zou deze situatie veranderen. De Tweede Kamer debatteert echter nog steeds of het voorstel wordt aangenomen. Ondertussen hebben veel transgenders al laten weten het niet op prijs te stellen dat sommige politici de nieuwe wet niet serieus nemen. Het gaat immers niet op een kleine beslissing, zo stellen ze, maar om een voor transgenders zeer belangrijke zaak.&lt;/p&gt;</text:p>
          </table:table-cell>
          <table:table-cell table:number-columns-repeated="2"/>
          <table:table-cell office:value-type="float" office:value="4" calcext:value-type="float">
            <text:p>4</text:p>
          </table:table-cell>
          <table:table-cell table:number-columns-repeated="1015"/>
        </table:table-row>
        <table:table-row table:style-name="ro1">
          <table:table-cell office:value-type="string" calcext:value-type="string">
            <text:p>9a</text:p>
          </table:table-cell>
          <table:table-cell table:number-columns-repeated="2" office:value-type="float" office:value="1" calcext:value-type="float">
            <text:p>1</text:p>
          </table:table-cell>
          <table:table-cell office:value-type="string" calcext:value-type="string">
            <text:p>Regenboogstad Nijmegen trekt voortouw in de strijd om gelijke rechten voor transgenders</text:p>
          </table:table-cell>
          <table:table-cell office:value-type="string" calcext:value-type="string">
            <text:p>Nijmegen is de eerste gemeente die geslachtswijziging in het paspoort vergoedt. Een mijlpaal? Transgenderactivisten zijn kritisch.“Dit is een goede eerste stap, maar toch negeert men schaamteloos nog ergere problemen,” concluderen belangenorganisaties.</text:p>
          </table:table-cell>
          <table:table-cell office:value-type="string" calcext:value-type="string">
            <text:p>&lt;p&gt;Eindelijk goed nieuws voor transgenders - althans voor hen die in Nijmegen wonen. De gemeente Nijmegen gaat vanaf volgend jaar de kosten vergoeden die worden gemaakt om de geslachtsregistratie te wijzigen. Het gaat om de kosten voor het nieuwe paspoort, identiteitsbewijs of rijbewijs die na deze wijziging nodig zijn. De kosten voor zo’n wijziging kunnen nu nog extreem hoog oplopen, en dat is voor veel transgenders een zware last. Maar in Nijmegen krijgt vanaf nu iedereen die een geslachtswijziging heeft doorgevoerd in een paspoort de gemaakte kosten terug. Daarmee is Nijmegen de eerste gemeente in Nederland die dit doorvoert.&lt;/p&gt;&lt;p&gt;Moni Zwitserloot en Mart van Doorn, leden van Trans Zorg Nu Nijmegen, zeggen blij te zijn met het nieuws. Toch zien ze ook nog verbeterpunten. “De gemeente zet goede stappen, maar kan zich nog beter informeren over de behoeften van de community”’, aldus Zwitserloot. “Hoewel we deze erkenning op prijs stellen, was dit niet de ernstigste uitdaging voor onze gemeenschap. We zouden bijvoorbeeld liever zien dat de stad zich actief inzet tegen de heftige en vernederende discriminatie en agressie die transgenders helaas nog te vaak ervaren in het dagelijks leven. Dat wordt nu vrij schaamteloos genegeerd door de gemeente, in ruil voor een eenvoudige administratieve aanpassing.”&lt;/p&gt;&lt;p&gt;Nijmegen noemt zichzelf een Regenboogstad. Daarmee doelt de gemeente op een focus op het stimuleren van acceptatie van lhbtiqa+ inwoners. Door de kosten voor een nieuw identiteitsbewijs met een gewijzigde geslachtsregistratie te vergoeden, meent de gemeente bij te dragen aan dit doel.&lt;/p&gt;</text:p>
          </table:table-cell>
          <table:table-cell/>
          <table:table-cell office:value-type="string" calcext:value-type="string">
            <text:p>Nijmegen will compensate transgender people for gender change in passport</text:p>
          </table:table-cell>
          <table:table-cell office:value-type="float" office:value="1" calcext:value-type="float">
            <text:p>1</text:p>
          </table:table-cell>
          <table:table-cell table:number-columns-repeated="1015"/>
        </table:table-row>
        <table:table-row table:style-name="ro1">
          <table:table-cell office:value-type="string" calcext:value-type="string">
            <text:p>9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genboogstad: Nijmegen wil geslachtswijziging in paspoort voor transgenders gaan vergoeden</text:p>
          </table:table-cell>
          <table:table-cell office:value-type="string" calcext:value-type="string">
            <text:p>Nijmegen is de eerste gemeente die geslachtswijziging in het paspoort voor transgenders vergoedt. Een mijlpaal? Transgenderactivisten zijn kritisch.“Dit is een goede eerste stap, maar men had zich beter eerst op andere problemen kunnen richten,” concluderen belangenorganisaties.</text:p>
          </table:table-cell>
          <table:table-cell office:value-type="string" calcext:value-type="string">
            <text:p>&lt;p&gt;Eindelijk goed nieuws voor transgenders - althans voor hen die in Nijmegen wonen. De gemeente Nijmegen gaat vanaf volgend jaar de kosten vergoeden die worden gemaakt om de geslachtsregistratie te wijzigen. Het gaat om de kosten voor het nieuwe paspoort, identiteitsbewijs of rijbewijs die na deze wijziging nodig zijn. Die kosten zijn nu in veel gevallen substantieel. Maar in Nijmegen krijgt vanaf nu iedereen die een geslachtswijziging heeft doorgevoerd in een paspoort de gemaakte kosten terug. Daarmee is Nijmegen de eerste gemeente in Nederland die dit doorvoert.&lt;/p&gt;&lt;p&gt;Moni Zwitserloot en Mart van Doorn, leden van Trans Zorg Nu Nijmegen, zeggen blij te zijn met het nieuws. Toch zien ze ook nog verbeterpunten. “De gemeente zet goede stappen, maar kan zich nog beter informeren over de behoeften van de community”’, aldus Zwitserloot. “Hoewel we deze erkenning op prijs stellen, was dit niet de ernstigste uitdaging voor onze gemeenschap. De gemeente richt zich nu op vrij makkelijk aan te passen administratieve procedures, maar transgenders staan in hun dagelijkse leven nog wel degelijk voor andere, grotere problemen. Die problemen komen nu dus nog niet aan bod."&lt;/p&gt;&lt;p&gt;Nijmegen noemt zichzelf een Regenboogstad. Daarmee doelt de gemeente op een focus op het stimuleren van acceptatie van lhbtiqa+ inwoners. Door de kosten voor een nieuw identiteitsbewijs met een gewijzigde geslachtsregistratie te vergoeden, meent de gemeente bij te dragen aan dit doel.&lt;/p&gt;</text:p>
          </table:table-cell>
          <table:table-cell/>
          <table:table-cell office:value-type="string" calcext:value-type="string">
            <text:p>Nijmegen will compensate transgender people for gender change in passport</text:p>
          </table:table-cell>
          <table:table-cell office:value-type="float" office:value="2" calcext:value-type="float">
            <text:p>2</text:p>
          </table:table-cell>
          <table:table-cell table:number-columns-repeated="1015"/>
        </table:table-row>
        <table:table-row table:style-name="ro1">
          <table:table-cell office:value-type="string" calcext:value-type="string">
            <text:p>9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egenboogstad Nijmegen geeft het goede voorbeeld: transgenderrechten verruimd in de gemeente</text:p>
          </table:table-cell>
          <table:table-cell office:value-type="string" calcext:value-type="string">
            <text:p>Nijmegen is de eerste gemeente die geslachtswijziging voor transgenders in het paspoort vergoedt. Een belangrijke mijlpaal, maar de stad moet nu volhouden, vindt columnist Sandra Beekman. Ergere problemen worden namelijk nog steeds schaamteloos genegeerd. </text:p>
          </table:table-cell>
          <table:table-cell office:value-type="string" calcext:value-type="string">
            <text:p>&lt;p&gt;Eindelijk goed nieuws voor transgenders - althans voor hen die in Nijmegen wonen. De gemeente Nijmegen gaat vanaf volgend jaar de kosten vergoeden die worden gemaakt om de geslachtsregistratie te wijzigen. Het gaat om de kosten voor het nieuwe paspoort, identiteitsbewijs of rijbewijs die na deze wijziging nodig zijn. De kosten voor zo’n wijziging kunnen nu nog extreem hoog oplopen, en dat is voor veel transgenders een zware last. Maar in Nijmegen krijgt vanaf nu iedereen die een geslachtswijziging heeft doorgevoerd in een paspoort de gemaakte kosten terug. Daarmee is Nijmegen de eerste gemeente in Nederland die dit doorvoert.&lt;/p&gt;&lt;p&gt;&lt;b&gt;Babystapjes&lt;/b&gt;&lt;/p&gt;&lt;p&gt;De gemeente zet daarmee een aantal cruciale eerste stappen, maar ze zouden nog verder moeten gaan. De trans gemeenschap staat namelijk nog voor hetere vuren: heftige en vernederende discriminatie en agressie, bijvoorbeeld. Op straat en in het dagelijks leven ervaren transgenders dit helaas nog te vaak. De stad komt er nu vrij gemakkelijk vanaf door voor een eenvoudige administratieve aanpassing te gaan. Ondertussen worden ernstige problemen schaamteloos genegeerd.&lt;/p&gt;&lt;p&gt;Nijmegen noemt zichzelf een Regenboogstad. Daarmee doelt de gemeente op een focus op het stimuleren van acceptatie van lhbtiqa+ inwoners. Door de kosten voor een nieuw identiteitsbewijs met een gewijzigde geslachtsregistratie te vergoeden, meent de gemeente bij te dragen aan dit doel. Maar de strijd is nog niet gestreden. De gemeente moet nu de daad bij het woord voegen. &lt;/p&gt;</text:p>
          </table:table-cell>
          <table:table-cell/>
          <table:table-cell office:value-type="string" calcext:value-type="string">
            <text:p>Nijmegen will compensate transgender people for gender change in passport</text:p>
          </table:table-cell>
          <table:table-cell office:value-type="float" office:value="3" calcext:value-type="float">
            <text:p>3</text:p>
          </table:table-cell>
          <table:table-cell table:number-columns-repeated="1015"/>
        </table:table-row>
        <table:table-row table:style-name="ro1">
          <table:table-cell office:value-type="string" calcext:value-type="string">
            <text:p>9d</text:p>
          </table:table-cell>
          <table:table-cell table:number-columns-repeated="2" office:value-type="float" office:value="0" calcext:value-type="float">
            <text:p>0</text:p>
          </table:table-cell>
          <table:table-cell office:value-type="string" calcext:value-type="string">
            <text:p>Regenboogstad: Nijmegen wil geslachtswijziging in paspoort voor transgenders gaan vergoeden</text:p>
          </table:table-cell>
          <table:table-cell office:value-type="string" calcext:value-type="string">
            <text:p>Nijmegen is de eerste gemeente die geslachtswijziging in het paspoort voor transgenders vergoedt. Een landelijke mijlpaal, maar toch is niet iedereen even enthousiast.</text:p>
          </table:table-cell>
          <table:table-cell office:value-type="string" calcext:value-type="string">
            <text:p>&lt;p&gt;Eindelijk goed nieuws voor transgenders - althans voor hen die in Nijmegen wonen. De gemeente Nijmegen gaat vanaf volgend jaar de kosten vergoeden die worden gemaakt om de geslachtsregistratie te wijzigen. Het gaat om de kosten voor het nieuwe paspoort, identiteitsbewijs of rijbewijs die na deze wijziging nodig zijn. Die kosten zijn nu in veel gevallen substantieel. Maar in Nijmegen krijgt vanaf nu iedereen die een geslachtswijziging heeft doorgevoerd in een paspoort de gemaakte kosten terug. Daarmee is Nijmegen de eerste gemeente in Nederland die dit doorvoert.&lt;/p&gt;&lt;p&gt;Toch zijn er nog verbeterpunten te noemen. Zoals de vraag of het wel nuttig is voor de gemeente om zich vast te bijten in relatief eenvoudige administratieve procedures. Nijmegen noemt zichzelf een Regenboogstad. Daarmee doelt de gemeente op een focus op het stimuleren van acceptatie van lhbtiqa+ inwoners. Door de kosten voor een nieuw identiteitsbewijs met een gewijzigde geslachtsregistratie te vergoeden, meent de gemeente bij te dragen aan dit doel. Maar geluiden uit de trans gemeenschap geven aan dat de nieuwe tegemoetkoming nog niet ver genoeg gaat. Wil de gemeente daadwerkelijk de daad bij het woord voegen, zou ze er waarschijnlijk goed aan doen na te denken over verdergaande ingrepen en wetgeving die transgenders vooruit helpen.&lt;/p&gt;</text:p>
          </table:table-cell>
          <table:table-cell/>
          <table:table-cell office:value-type="string" calcext:value-type="string">
            <text:p>Nijmegen will compensate transgender people for gender change in passport</text:p>
          </table:table-cell>
          <table:table-cell office:value-type="float" office:value="4" calcext:value-type="float">
            <text:p>4</text:p>
          </table:table-cell>
          <table:table-cell table:number-columns-repeated="1015"/>
        </table:table-row>
        <table:table-row table:style-name="ro1">
          <table:table-cell office:value-type="string" calcext:value-type="string">
            <text:p>10a</text:p>
          </table:table-cell>
          <table:table-cell table:number-columns-repeated="2" office:value-type="float" office:value="1" calcext:value-type="float">
            <text:p>1</text:p>
          </table:table-cell>
          <table:table-cell office:value-type="string" calcext:value-type="string">
            <text:p>Crisis in de coalitie? Nieuwe minister Adema tekende manifest tegen transgenderwet, D66 woedend</text:p>
          </table:table-cell>
          <table:table-cell office:value-type="string" calcext:value-type="string">
            <text:p>D66-Tweede Kamerlid en eerste openbare transgender in de kamer Lisa van Ginneken vindt dat Piet Adema, de nieuwe minister van Landbouw, Natuur en Voedselkwaliteit, zijn steun voor een manifest tegen de nieuwe transgenderwet die het kabinet heeft ingediend, moet intrekken. </text:p>
          </table:table-cell>
          <table:table-cell office:value-type="string" calcext:value-type="string">
            <text:p>&lt;p&gt;ChristenUnie-politicus Adema is als oud-voorzitter van de ChristenUnie een van de 38 ondertekenaars van het stuk Gendertwijfel. Een transfoob en denigrerend stuk, zo stellen transgender activisten.&lt;/p&gt;&lt;p&gt;Met de voorgestelde aanpassing van de Transgenderwet wil het kabinet een horde wegnemen voor mensen die hun geslacht willen wijzigen in het paspoort. Als het plan doorgaat, kan iedereen vanaf 16 jaar straks bij de gemeente aangeven man of vrouw te zijn, zonder verklaring van de arts (nu nog verplicht). 16-minners kunnen met toestemming van de rechter kiezen voor een M of V in het paspoort.&lt;/p&gt;&lt;p&gt;Brisant: Adema sprak zich hiertegen uit. Zijn naam stond dinsdagavond nog altijd vermeld op de website van de petitie Gendertwijfel, ook al hoort het kabinet met één mond te spreken.&lt;/p&gt;&lt;p&gt;“Ik ga ervan uit dat de nieuwe minister het kabinetsbeleid en dus deze Transgenderwet van het kabinet gewoon steunt,” zo laat Van Ginneken weten. Ze wijst erop dat het manifest de wet die transpersonen meer zelfbeschikking geeft ‘gevaarlijk’ noemt’. De D66’er, zelf transgender, zegt dat ze ervan uitgaat dat de minister daarop terugkomt. “Hij is nu als lid van het kabinet immers zelf mede-indiener van deze belangrijke wetswijziging.”&lt;/p&gt;&lt;p&gt;&lt;b&gt;‘Ik volg het kabinetsbeleid’&lt;/b&gt;&lt;/p&gt;&lt;p&gt;“Ik heb het manifest ‘De nieuwe Transgenderwet raakt iedereen’ destijds ondertekend. Dat deed ik op persoonlijke titel,” zegt minister Adema in een schriftelijke reactie. “Nu ben ik minister, en in die nieuwe rol is één ding voor mij volstrekt vanzelfsprekend: als lid van het kabinet volg ik het kabinetsbeleid, ook op dit onderwerp.” Op nadere vragen gaat zijn woordvoerder niet in.&lt;/p&gt;&lt;p&gt;Het kabinet is dus vóór, maar de Tweede Kamerfractie van de ChristenUnie is tegen de nieuwe wet, net als het CDA. Bekend is dat de VVD-fractie uiterst kritisch is. Meestal komen wetsvoorstellen vanuit het kabinet dankzij de steun van de coalitie zonder problemen door het parlement, maar in dit geval is het nog de vraag of dat lukt.&lt;/p&gt;</text:p>
          </table:table-cell>
          <table:table-cell/>
          <table:table-cell office:value-type="string" calcext:value-type="string">
            <text:p>crisis in cabinet over CU-minister's signing of allegedly transphobic manifesto</text:p>
          </table:table-cell>
          <table:table-cell office:value-type="float" office:value="1" calcext:value-type="float">
            <text:p>1</text:p>
          </table:table-cell>
          <table:table-cell table:number-columns-repeated="1015"/>
        </table:table-row>
        <table:table-row table:style-name="ro1">
          <table:table-cell office:value-type="string" calcext:value-type="string">
            <text:p>10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U-minister Adema tekende manifest tegen transgenderwet, D66 vraagt om intrekking</text:p>
          </table:table-cell>
          <table:table-cell office:value-type="string" calcext:value-type="string">
            <text:p>D66-Tweede Kamerlid en eerste openbare transgender in de kamer Lisa van Ginneken vindt dat Piet Adema, de nieuwe minister van Landbouw, Natuur en Voedselkwaliteit, zijn steun voor een manifest tegen de nieuwe transgenderwet die het kabinet heeft ingediend, moet intrekken. </text:p>
          </table:table-cell>
          <table:table-cell office:value-type="string" calcext:value-type="string">
            <text:p>&lt;p&gt;ChristenUnie-politicus Adema is als oud-voorzitter van de ChristenUnie een van de 38 ondertekenaars van het stuk Gendertwijfel. Een stuk waarop transgender activisten uiterst kritisch zijn.&lt;/p&gt;&lt;p&gt;Met de voorgestelde aanpassing van de Transgenderwet wil het kabinet een horde wegnemen voor mensen die hun geslacht willen wijzigen in het paspoort. Als het plan doorgaat, kan iedereen vanaf 16 jaar straks bij de gemeente aangeven man of vrouw te zijn, zonder verklaring van de arts (nu nog verplicht). 16-minners kunnen met toestemming van de rechter kiezen voor een M of V in het paspoort.&lt;/p&gt;&lt;p&gt;Kabinetslid Adema sprak zich, tegen alle kabinetsprotocollen in, hiertegen uit. Zijn naam stond dinsdagavond nog altijd vermeld op de website van de petitie Gendertwijfel, ook al hoort het kabinet met één mond te spreken.&lt;/p&gt;&lt;p&gt;“Ik ga ervan uit dat de nieuwe minister het kabinetsbeleid en dus deze Transgenderwet van het kabinet gewoon steunt,” zo laat Van Ginneken weten. Ze wijst erop dat het manifest de nieuwe wetgeving ‘gevaarlijk’ noemt’. De D66’er, zelf transgender, zegt dat ze ervan uitgaat dat de minister daarop terugkomt. “Hij is nu als lid van het kabinet immers zelf mede-indiener van deze belangrijke wetswijziging.”&lt;/p&gt;&lt;p&gt;&lt;b&gt;‘Ik volg het kabinetsbeleid’&lt;/b&gt;&lt;/p&gt;&lt;p&gt;“Ik heb het manifest ‘De nieuwe Transgenderwet raakt iedereen’ destijds ondertekend. Dat deed ik op persoonlijke titel,” zegt minister Adema in een schriftelijke reactie. “Nu ben ik minister, en in die nieuwe rol is één ding voor mij volstrekt vanzelfsprekend: als lid van het kabinet volg ik het kabinetsbeleid, ook op dit onderwerp.” Op nadere vragen gaat zijn woordvoerder niet in.&lt;/p&gt;&lt;p&gt;Het kabinet is dus vóór, maar de Tweede Kamerfractie van de ChristenUnie is tegen de nieuwe wet, net als het CDA. Bekend is dat de VVD-fractie uiterst kritisch is. Meestal komen wetsvoorstellen vanuit het kabinet dankzij de steun van de coalitie zonder problemen door het parlement, maar in dit geval is het nog de vraag of dat lukt.&lt;/p&gt;</text:p>
          </table:table-cell>
          <table:table-cell/>
          <table:table-cell office:value-type="string" calcext:value-type="string">
            <text:p>crisis in cabinet over CU-minister's signing of allegedly transphobic manifesto</text:p>
          </table:table-cell>
          <table:table-cell office:value-type="float" office:value="2" calcext:value-type="float">
            <text:p>2</text:p>
          </table:table-cell>
          <table:table-cell table:number-columns-repeated="1015"/>
        </table:table-row>
        <table:table-row table:style-name="ro1">
          <table:table-cell office:value-type="string" calcext:value-type="string">
            <text:p>10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U-minister ontketent crisis in kabinet om nieuwe Transgenderwet, D66 begrijpelijk woedend</text:p>
          </table:table-cell>
          <table:table-cell office:value-type="string" calcext:value-type="string">
            <text:p>Piet Adema, de nieuwe minister van Landbouw, Natuur en Voedselkwaliteit (CU), ondertekende een manifest tegen de nieuwe Transgenderwet die het kabinet heeft ingediend. Daarmee jaagt hij transgender Lisa van Ginneken (D66) tegen zich in het harnas. Politiek commentator Sandra Beekman over de terechte woede van D66.</text:p>
          </table:table-cell>
          <table:table-cell office:value-type="string" calcext:value-type="string">
            <text:p>&lt;p&gt;ChristenUnie-politicus Adema is als oud-voorzitter van de ChristenUnie een van de 38 ondertekenaars van het stuk Gendertwijfel. Een transfoob en denigrerend stuk, zo zullen vele transgender activisten kunnen benadrukken.&lt;/p&gt;&lt;p&gt;Met de voorgestelde aanpassing van de Transgenderwet wil het kabinet een horde wegnemen voor mensen die hun geslacht willen wijzigen in het paspoort. Als het plan doorgaat, kan iedereen vanaf 16 jaar straks bij de gemeente aangeven man of vrouw te zijn, zonder verklaring van de arts (nu nog verplicht). 16-minners kunnen met toestemming van de rechter kiezen voor een M of V in het paspoort.&lt;/p&gt;&lt;p&gt;Brisant: Adema sprak zich hiertegen uit. Zijn naam stond dinsdagavond nog altijd vermeld op de website van de petitie Gendertwijfel, ook al hoort het kabinet met één mond te spreken.&lt;/p&gt;&lt;p&gt;Kamerlid Lisa van Ginneken (D66), de eerste transgender vrouw in het parlement, reageerde begrijpelijk ziedend. De wet die haar en haar mede transpersonen meer zelfbeschikking geeft, wordt door Adema en consorten ‘gevaarlijk’ genoemd. Een uiterst bizarre gang van zaken, gezien het feit dat Adema als kabinetslid officieel mede indiener is van het wetsvoorstel.&lt;/p&gt;&lt;p&gt;&lt;b&gt;‘Ik volg het kabinetsbeleid’&lt;/b&gt;&lt;/p&gt;&lt;p&gt;“Ik heb het manifest ‘De nieuwe Transgenderwet raakt iedereen’ destijds ondertekend. Dat deed ik op persoonlijke titel,” zegt minister Adema in een schriftelijke reactie. “Nu ben ik minister, en in die nieuwe rol is één ding voor mij volstrekt vanzelfsprekend: als lid van het kabinet volg ik het kabinetsbeleid, ook op dit onderwerp.” Op nadere vragen gaat zijn woordvoerder niet in.&lt;/p&gt;&lt;p&gt;Het kabinet is dus vóór, maar de Tweede Kamerfractie van de ChristenUnie is tegen de nieuwe wet, net als het CDA. Bekend is dat de VVD-fractie uiterst kritisch is. Meestal komen wetsvoorstellen vanuit het kabinet dankzij de steun van de coalitie zonder problemen door het parlement, maar in dit geval is het nog de vraag of dat lukt. Aan Adema zal het in ieder geval niet te danken zijn. &lt;/p&gt;</text:p>
          </table:table-cell>
          <table:table-cell/>
          <table:table-cell office:value-type="string" calcext:value-type="string">
            <text:p>crisis in cabinet over CU-minister's signing of allegedly transphobic manifesto</text:p>
          </table:table-cell>
          <table:table-cell office:value-type="float" office:value="3" calcext:value-type="float">
            <text:p>3</text:p>
          </table:table-cell>
          <table:table-cell table:number-columns-repeated="1015"/>
        </table:table-row>
        <table:table-row table:style-name="ro1">
          <table:table-cell office:value-type="string" calcext:value-type="string">
            <text:p>10d</text:p>
          </table:table-cell>
          <table:table-cell table:number-columns-repeated="2" office:value-type="float" office:value="0" calcext:value-type="float">
            <text:p>0</text:p>
          </table:table-cell>
          <table:table-cell office:value-type="string" calcext:value-type="string">
            <text:p>CU-minister Adema tekende manifest tegen Transgenderwet, D66 vraagt om intrekking</text:p>
          </table:table-cell>
          <table:table-cell office:value-type="string" calcext:value-type="string">
            <text:p>Piet Adema, de nieuwe minister van Landbouw, Natuur en Voedselkwaliteit (CU), ondertekende een manifest tegen de nieuwe Transgenderwet die het kabinet heeft ingediend. Daarmee jaagt hij transgender Lisa van Ginneken (D66) tegen zich in het harnas.</text:p>
          </table:table-cell>
          <table:table-cell office:value-type="string" calcext:value-type="string">
            <text:p>&lt;p&gt;ChristenUnie-politicus Adema is als oud-voorzitter van de ChristenUnie een van de 38 ondertekenaars van het stuk Gendertwijfel. Een stuk waarop transgender activisten uiterst kritisch zijn.&lt;/p&gt;&lt;p&gt;Met de voorgestelde aanpassing van de Transgenderwet wil het kabinet een horde wegnemen voor mensen die hun geslacht willen wijzigen in het paspoort. Als het plan doorgaat, kan iedereen vanaf 16 jaar straks bij de gemeente aangeven man of vrouw te zijn, zonder verklaring van de arts (nu nog verplicht). 16-minners kunnen met toestemming van de rechter kiezen voor een M of V in het paspoort.&lt;/p&gt;&lt;p&gt;Kabinetslid Adema sprak zich, tegen alle kabinetsprotocollen in, hiertegen uit. Zijn naam stond dinsdagavond nog altijd vermeld op de website van de petitie Gendertwijfel, ook al hoort het kabinet met één mond te spreken.&lt;/p&gt;&lt;p&gt;In het betreffende manifesto wordt de nieuwe wetswijziging ‘gevaarlijk’ genoemd. Dat is een vreemde gang van zaken te noemen, aangezien Adema als kabinetslid officieel mede-indiener is van het wetsvoorstel.&lt;/p&gt;&lt;p&gt;&lt;b&gt;‘Ik volg het kabinetsbeleid’&lt;/b&gt;&lt;/p&gt;&lt;p&gt;“Ik heb het manifest ‘De nieuwe Transgenderwet raakt iedereen’ destijds ondertekend. Dat deed ik op persoonlijke titel,” zegt minister Adema in een schriftelijke reactie. “Nu ben ik minister, en in die nieuwe rol is één ding voor mij volstrekt vanzelfsprekend: als lid van het kabinet volg ik het kabinetsbeleid, ook op dit onderwerp.” Op nadere vragen gaat zijn woordvoerder niet in.&lt;/p&gt;&lt;p&gt;Het kabinet is dus vóór, maar de Tweede Kamerfractie van de ChristenUnie is tegen de nieuwe wet, net als het CDA. Bekend is dat de VVD-fractie uiterst kritisch is. Meestal komen wetsvoorstellen vanuit het kabinet dankzij de steun van de coalitie zonder problemen door het parlement, maar in dit geval is het nog de vraag of dat lukt.&lt;/p&gt;</text:p>
          </table:table-cell>
          <table:table-cell/>
          <table:table-cell office:value-type="string" calcext:value-type="string">
            <text:p>crisis in cabinet over CU-minister's signing of allegedly transphobic manifesto</text:p>
          </table:table-cell>
          <table:table-cell office:value-type="float" office:value="4" calcext:value-type="float">
            <text:p>4</text:p>
          </table:table-cell>
          <table:table-cell table:number-columns-repeated="1015"/>
        </table:table-row>
        <table:table-row table:style-name="ro1">
          <table:table-cell office:value-type="string" calcext:value-type="string">
            <text:p>11a</text:p>
          </table:table-cell>
          <table:table-cell table:number-columns-repeated="2" office:value-type="float" office:value="1" calcext:value-type="float">
            <text:p>1</text:p>
          </table:table-cell>
          <table:table-cell office:value-type="string" calcext:value-type="string">
            <text:p>Afschuw over postercampagne tegen nieuwe Transgenderwet: 'Misleidend, onnodig en gevaarlijk', zegt transgenderactivist Rico van der Laan</text:p>
          </table:table-cell>
          <table:table-cell office:value-type="string" calcext:value-type="string">
            <text:p>“De Regenboog Alliantie verafschuwt deze suggestieve postercampagne,” laat van der Laan namens de organisatie weten. </text:p>
          </table:table-cell>
          <table:table-cell office:value-type="string" calcext:value-type="string">
            <text:p>&lt;p&gt;GOUDA - “De nieuwe Transgenderwet raakt iedereen.” Met deze oproep willen de initiatiefnemers achter een protestposter voorkomen dat de nieuwe Transgenderwet volgende week geruisloos de Tweede Kamer passeert en daarna wordt aangenomen. In meer dan 400 bushaltes in het land is het beklag tegen de nieuwe wet te vinden. Ook in Gouda hangen sinds deze week posters. “Over deze wet komt geen debat op gang”, beweert platform Gendertwijfel, verantwoordelijk voor de posters. Op het aangebrachte manifest klinkt juist weer kritiek: “Dit is gevaarlijk en zet aan tot discriminatie van transpersonen,” antwoorden transactivisten.&lt;/p&gt;&lt;p&gt;&lt;b&gt;Gendertwijfel&lt;/b&gt;&lt;/p&gt;&lt;p&gt;Tegenstanders van de wet laten zich horen op het platform Gendertwijfel. Bart Jan Spruyt, voormalig politiek journalist bij het Reformatorisch Dagblad, is een van de opstellers van het manifest. “Met de juridische erkenning van gekozen geslacht wordt een onherroepelijk, onomkeerbaar proces in gang gezet”, vreest de publicist. “Er hangt een sfeer in Nederland van: heb je kritiek op deze wet, dan word je verdacht gemaakt en mag je niet meer meedoen. Dat willen wij doorbreken.”&lt;/p&gt;&lt;p&gt;Volgens voorzitter Rico van der Laan van de Regenboog Alliantie Gouda bevordert de nieuwe Transgenderwet echter juist de veiligheid van personen die het aangaat. “De campagne van Gendertwijfel suggereert met de gekozen afbeelding om mannen en vrouwen in het algemeen te labelen.” Bovendien vindt er wel degelijk debat plaats over transgenderwetgeving, verzekert van der Laan: “'Media publiceren er veelvuldig over, met argumenten voor en tegen.”&lt;/p&gt;&lt;p&gt;Hij noemt de ‘haatcampagne’ zelfs ‘gevaarlijk’. “Dit draagt bij aan polarisatie over een onderwerp waarbij het over mensen gaat, polarisatie die de levens en leefsituatie van deze mensen ernstig aantast en bedreigt.” Het manifest maakt het volgens van der Laan voor jongeren en volwassenen moeilijker om te praten over problemen die zij hebben als het gaat over genderbeleving en de wens om in transitie te gaan.&lt;/p&gt;</text:p>
          </table:table-cell>
          <table:table-cell/>
          <table:table-cell office:value-type="string" calcext:value-type="string">
            <text:p>poster campaign against transgender law</text:p>
          </table:table-cell>
          <table:table-cell office:value-type="float" office:value="1" calcext:value-type="float">
            <text:p>1</text:p>
          </table:table-cell>
          <table:table-cell table:number-columns-repeated="1015"/>
        </table:table-row>
        <table:table-row table:style-name="ro1">
          <table:table-cell office:value-type="string" calcext:value-type="string">
            <text:p>11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ostercampagne tegen nieuwe Transgenderwet leidt tot kritiek van transgenderorganisaties </text:p>
          </table:table-cell>
          <table:table-cell office:value-type="string" calcext:value-type="string">
            <text:p>“De Regenboog Alliantie wijst deze postercampagne af,” laat transactivist Rico van der Laan namens de organisatie weten. </text:p>
          </table:table-cell>
          <table:table-cell office:value-type="string" calcext:value-type="string">
            <text:p>&lt;p&gt;GOUDA - “De nieuwe Transgenderwet raakt iedereen.” Met deze oproep willen de initiatiefnemers achter een protestposter voorkomen dat de nieuwe Transgenderwet volgende week de Tweede Kamer passeert en daarna wordt aangenomen. In meer dan 400 bushaltes in het land is de poster tegen de nieuwe wet te vinden. Ook in Gouda hangen sinds deze week posters. “Over deze wet komt geen debat op gang”, stelt platform Gendertwijfel, verantwoordelijk voor de posters. Op het aangebrachte manifest klinkt juist ook weer kritiek: “Dit is kwalijk en zet aan tot discriminatie,” antwoorden transactivisten.&lt;/p&gt;&lt;p&gt;&lt;b&gt;Gendertwijfel&lt;/b&gt;&lt;/p&gt;&lt;p&gt;Tegenstanders van de wet laten zich horen op het platform Gendertwijfel. Bart Jan Spruyt, voormalig politiek journalist bij het Reformatorisch Dagblad, is een van de opstellers van het manifest. “Met de juridische erkenning van gekozen geslacht wordt een onherroepelijk, onomkeerbaar proces in gang gezet”, vindt de publicist. “Er hangt een sfeer in Nederland van: heb je kritiek op deze wet, dan word je verdacht gemaakt en mag je niet meer meedoen. Dat willen wij doorbreken.”&lt;/p&gt;&lt;p&gt;Volgens voorzitter Rico van der Laan van de Regenboog Alliantie Gouda bevordert de nieuwe Transgenderwet echter juist de veiligheid van personen die het aangaat. “De campagne van Gendertwijfel suggereert met de gekozen afbeelding om mannen en vrouwen in het algemeen te labelen.” Bovendien vindt er wel degelijk debat plaats over transgenderwetgeving, verzekert van der Laan: “'Media publiceren er veelvuldig over, met argumenten voor en tegen.”&lt;/p&gt;&lt;p&gt;Hij noemt de ‘campagne’ dan ook zeer kwalijk. “Dit draagt bij aan polarisatie over een onderwerp waarbij het over mensen gaat, polarisatie die direct invloed kan hebben op de levens en leefsituatie van deze mensen.” Het manifest maakt het volgens van der Laan voor jongeren en volwassenen ingewikkelder om te praten over problemen die zij hebben als het gaat over genderbeleving en de wens om in transitie te gaan.&lt;/p&gt;</text:p>
          </table:table-cell>
          <table:table-cell/>
          <table:table-cell office:value-type="string" calcext:value-type="string">
            <text:p>poster campaign against transgender law</text:p>
          </table:table-cell>
          <table:table-cell office:value-type="float" office:value="2" calcext:value-type="float">
            <text:p>2</text:p>
          </table:table-cell>
          <table:table-cell table:number-columns-repeated="1015"/>
        </table:table-row>
        <table:table-row table:style-name="ro1">
          <table:table-cell office:value-type="string" calcext:value-type="string">
            <text:p>11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Postercampagne tegen nieuwe Transgenderwet is misleidend, onnodig en gevaarlijk</text:p>
          </table:table-cell>
          <table:table-cell office:value-type="string" calcext:value-type="string">
            <text:p>De postercampagne tegen de nieuwe Transgenderwet die sinds kort in bushokjes in en rond Gouda opduikt is suggestief en gevaarlijk, meent columnist Sandra Beekman. Zij verafschuwt de actie.</text:p>
          </table:table-cell>
          <table:table-cell office:value-type="string" calcext:value-type="string">
            <text:p>&lt;p&gt;GOUDA - “De nieuwe Transgenderwet raakt iedereen.” Met deze oproep willen de initiatiefnemers achter een protestposter voorkomen dat de nieuwe Transgenderwet volgende week geruisloos de Tweede Kamer passeert en daarna wordt aangenomen. In meer dan 400 bushaltes in het land is het beklag tegen de nieuwe wet sinds kort te vinden. Ook in Gouda hangen sinds deze week posters. “Over deze wet komt geen debat op gang”, beweert platform Gendertwijfel, verantwoordelijk voor de posters. Maar met het aangebrachte manifest kon Gendertwijfel juist - terecht - ook rekenen op kritiek van transgender personen en belangenberhartigers. De actie is gevaarlijk en zet aan tot discriminatie van transpersonen, stelden zij. Die beoordeling deel ik.&lt;/p&gt;&lt;p&gt;&lt;b&gt;Gendertwijfel&lt;/b&gt;&lt;/p&gt;&lt;p&gt;Gendertwijfel is een platform waar tegenstanders van de nieuwe wet zich kunnen laten horen. Bart Jan Spruyt, voormalig politiek journalist bij het Reformatorisch Dagblad, is een van de opstellers van het manifest. “Met de juridische erkenning van gekozen geslacht wordt een onherroepelijk, onomkeerbaar proces in gang gezet”, vreest de publicist. “Er hangt een sfeer in Nederland van: heb je kritiek op deze wet, dan word je verdacht gemaakt en mag je niet meer meedoen. Dat willen wij doorbreken.”&lt;/p&gt;&lt;p&gt;Wat Spruyt zich niet realiseert is dat juist dit ‘onherroepelijk, onomkeerbaar proces’ de veiligheid van degenen die het aangaat bevordert. Gendertwijfel suggereert met de gekozen afbeelding echter om mannen en vrouwen in het algemeen te labelen. Bovendien vindt er wel degelijk debat plaats over transgenderwetgeving: media publiceren er veelvuldig over, met argumenten voor en tegen.&lt;/p&gt;&lt;p&gt;Ik durf nog een stap verder te gaan: deze haatcampagne is gevaarlijk. De campagne draagt namelijk bij aan polarisatie over een onderwerp waarbij het over mensen gaat. Polarisatie die de levens en leefsituatie van deze mensen daardoor ernstig aantast en bedreigt. Als Spruyt hiermee al iets bereikt, zal het voornamelijk zijn dat het voor jongeren en volwassen nog moeilijker wordt om te praten over problemen die zij hebben als het gaat over genderbeleving en de wens om in transitie te gaan. En dat is een kwalijke zaak.&lt;/p&gt;</text:p>
          </table:table-cell>
          <table:table-cell/>
          <table:table-cell office:value-type="string" calcext:value-type="string">
            <text:p>poster campaign against transgender law</text:p>
          </table:table-cell>
          <table:table-cell office:value-type="float" office:value="3" calcext:value-type="float">
            <text:p>3</text:p>
          </table:table-cell>
          <table:table-cell table:number-columns-repeated="1015"/>
        </table:table-row>
        <table:table-row table:style-name="ro1">
          <table:table-cell office:value-type="string" calcext:value-type="string">
            <text:p>11d</text:p>
          </table:table-cell>
          <table:table-cell table:number-columns-repeated="2" office:value-type="float" office:value="0" calcext:value-type="float">
            <text:p>0</text:p>
          </table:table-cell>
          <table:table-cell office:value-type="string" calcext:value-type="string">
            <text:p>Negatieve reacties op postercampagne tegen nieuwe Transgenderwet</text:p>
          </table:table-cell>
          <table:table-cell office:value-type="string" calcext:value-type="string">
            <text:p>Een nieuwe postercampagne tegen de Transgenderwet is sinds kort in bushokjes door het hele land te zien. De actie heeft geleid tot kritiek.</text:p>
          </table:table-cell>
          <table:table-cell office:value-type="string" calcext:value-type="string">
            <text:p>&lt;p&gt;GOUDA - “De nieuwe Transgenderwet raakt iedereen.” Met deze oproep willen de initiatiefnemers achter een protestposter voorkomen dat de nieuwe Transgenderwet volgende week de Tweede Kamer passeert en daarna wordt aangenomen. In meer dan 400 bushaltes in het land zijn de posters tegen de nieuwe wet te vinden. Ook in Gouda hangen sinds deze week posters. “Over deze wet komt geen debat op gang”, vindt platform Gendertwijfel, verantwoordelijk voor de posters. Op het aangebrachte manifest klinkt juist ook weer kritiek van transgenderactivisten, die de actie ‘kwalijk’ vinden.&lt;/p&gt;&lt;p&gt;&lt;b&gt;Gendertwijfel&lt;/b&gt;&lt;/p&gt;&lt;p&gt;Tegenstanders van de wet laten zich horen op het platform Gendertwijfel. Bart Jan Spruyt, voormalig politiek journalist bij het Reformatorisch Dagblad, is een van de opstellers van het manifest. “Met de juridische erkenning van gekozen geslacht wordt een onherroepelijk, onomkeerbaar proces in gang gezet”, stelt de publicist. “Er hangt een sfeer in Nederland van: heb je kritiek op deze wet, dan word je verdacht gemaakt en mag je niet meer meedoen. Dat willen wij doorbreken.”&lt;/p&gt;&lt;p&gt;Critici van het initiatief stellen echter dat de nieuwe Transgenderwet juist de veiligheid van de mensen die het aangaat bevordert. Volgens hen probeert Gendertwijfel met hun actie mannen en vrouwen in het algemeen te labelen. Bovendien vindt er wel degelijk debat plaats over transgenderwetgeving in de media; verschillende media publiceren er veelvuldig over, met argumenten voor en tegen.&lt;/p&gt;&lt;p&gt;&lt;b&gt;Reactie&lt;/b&gt;&lt;/p&gt;&lt;p&gt;De burgemeester van Gouda reageert afwijzend op het initiatief. “Dit draagt bij aan polarisatie over een onderwerp waarbij het over mensen gaat, polarisatie die direct invloed kan hebben op de levens en leefsituatie van deze mensen.” Het manifest maakt het volgens de burgemeester voor jongeren en volwassenen moeilijker om te praten over problemen die zij hebben als het gaat over genderbeleving en de wens om in transitie te gaan.&lt;/p&gt;</text:p>
          </table:table-cell>
          <table:table-cell/>
          <table:table-cell office:value-type="string" calcext:value-type="string">
            <text:p>poster campaign against transgender law</text:p>
          </table:table-cell>
          <table:table-cell office:value-type="float" office:value="4" calcext:value-type="float">
            <text:p>4</text:p>
          </table:table-cell>
          <table:table-cell table:number-columns-repeated="1015"/>
        </table:table-row>
        <table:table-row table:style-name="ro1">
          <table:table-cell office:value-type="string" calcext:value-type="string">
            <text:p>12a</text:p>
          </table:table-cell>
          <table:table-cell table:number-columns-repeated="2" office:value-type="float" office:value="1" calcext:value-type="float">
            <text:p>1</text:p>
          </table:table-cell>
          <table:table-cell office:value-type="string" calcext:value-type="string">
            <text:p>Lopen vrouwen dankzij Transgenderwet gevaar in het vrouwentoilet? ‘Onzin’, zegt transgender activist Lydia van Doorn</text:p>
          </table:table-cell>
          <table:table-cell office:value-type="string" calcext:value-type="string">
            <text:p>Transgender activist Lydia van Doorn rekent af met spookbeeld van mannen die jurken dragen en in wc’s vrouwen bedreigen</text:p>
          </table:table-cell>
          <table:table-cell office:value-type="string" calcext:value-type="string">
            <text:p>&lt;p&gt;De Tweede Kamer beslist binnenkort over de aanpassing van de transgenderwet. Tegenstanders hebben verschillende redenen waarom ze deze wetswijziging gevaarlijk vinden. Een reden die je vaker hoort is dat de nieuwe wetgeving de privacy en veiligheid van vrouwen zou kunnen bedreigen. Als iedere man kan claimen dat hij vrouw is, kunnen vrouwen geen ‘nee’ zeggen tegen een man in vrouwentoiletten, kleedruimtes, praatgroepen, sportwedstrijden voor vrouwen of vrouwengevangenissen, zo luidt de redenering. De privacy en veiligheid van biologische vrouwen zouden ernstig bedreigd worden. En: ‘Geslacht is geen construct of keuze, maar een biologisch feit.'&lt;/p&gt;&lt;p&gt;Het zijn zorgen die je niet zomaar van tafel kunt vegen. Seksueel geweld – en dan met name dat tegen vrouwen – is nog steeds een groot maatschappelijk probleem dat we bloedserieus moeten nemen, zoals gevallen als #TheVoice en #MeToo maar al te goed laten zien. Maar tegelijkertijd is het spookbeeld van mannen die jurken dragen en in wc’s vrouwen bedreigen complete onzin, legt transgender activist Lydia van Doorn uit. “Want wat belet een verkrachter om nu al een vrouwenkleedkamer binnen te wandelen, zonder papiertje op zak waarop zou staan dat dat mag?” vraagt ze provocatief.&lt;/p&gt;&lt;p&gt;En de eerlijkheid gebiedt te antwoorden: Niets. Helaas niets.&lt;/p&gt;&lt;p&gt;Van Doorn gaat verder: “De boude waarheid is dat het gemak waarmee je je geslachtsregistratie kunt aanpassen helemaal niets te maken heeft met het gemak waarmee verkrachters ruimtes kunnen binnendringen die alleen voor vrouwen bedoeld zijn. Viespeuken kunnen ook nu al die jurk aantrekken en naar binnen lopen. Een pictogrammetje op de deur houdt ze net zomin tegen als de letter in hun paspoort – het idee dat het dat wel doet, is een transfobe leugen, bedacht om angst aan te jagen.”&lt;/p&gt;</text:p>
          </table:table-cell>
          <table:table-cell/>
          <table:table-cell office:value-type="string" calcext:value-type="string">
            <text:p>concerns about sexual assault in bathrooms as a result of transgender law</text:p>
          </table:table-cell>
          <table:table-cell office:value-type="float" office:value="1" calcext:value-type="float">
            <text:p>1</text:p>
          </table:table-cell>
          <table:table-cell table:number-columns-repeated="1015"/>
        </table:table-row>
        <table:table-row table:style-name="ro1">
          <table:table-cell office:value-type="string" calcext:value-type="string">
            <text:p>12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Lopen vrouwen dankzij Transgenderwet gevaar in het vrouwentoilet? Nee, zegt transgender activist Lydia van Doorn</text:p>
          </table:table-cell>
          <table:table-cell office:value-type="string" calcext:value-type="string">
            <text:p>Transgender activist Lydia van Doorn weerlegt veelvoorkomende ideeën over mannen die jurken dragen en in wc’s vrouwen bedreigen</text:p>
          </table:table-cell>
          <table:table-cell office:value-type="string" calcext:value-type="string">
            <text:p>&lt;p&gt;De Tweede Kamer beslist binnenkort over de aanpassing van de transgenderwet. Tegenstanders hebben verschillende redenen waarom ze deze wetswijziging onnodig vinden. Een reden die je vaker hoort is dat de nieuwe wetgeving de privacy en veiligheid van vrouwen zou kunnen bedreigen. Als iedere man kan claimen dat hij vrouw is, kunnen vrouwen geen ‘nee’ zeggen tegen een man in vrouwentoiletten, kleedruimtes, praatgroepen, sportwedstrijden voor vrouwen of vrouwengevangenissen, zo luidt de redenering. De privacy en veiligheid van biologische vrouwen zou hierdoor in het geding komen. En: ‘Geslacht is geen construct of keuze, maar een biologisch feit.'&lt;/p&gt;&lt;p&gt;Het zijn zorgen die je niet zomaar van tafel kunt vegen. Seksueel geweld – en dan met name dat tegen vrouwen – is nog steeds een groot maatschappelijk probleem dat we serieus moeten nemen, zoals gevallen als #TheVoice en #MeToo maar al te goed laten zien. Maar tegelijkertijd is het idee van mannen die jurken dragen en in wc’s vrouwen bedreigen niet op de realiteit gebaseerd, legt transgender activist Lydia van Doorn uit. “Want wat belet een verkrachter om nu al een vrouwenkleedkamer binnen te wandelen, zonder papiertje op zak waarop zou staan dat dat mag?” vraagt ze nadrukkelijk.&lt;/p&gt;&lt;p&gt;En de eerlijkheid gebiedt te antwoorden: Niets. Helaas niets.&lt;/p&gt;&lt;p&gt;Van Doorn gaat verder: “De boude waarheid is dat het gemak waarmee je je geslachtsregistratie kunt aanpassen helemaal niets te maken heeft met het gemak waarmee verkrachters ruimtes kunnen binnendringen die alleen voor vrouwen bedoeld zijn. Daders kunnen ook nu al die jurk aantrekken en naar binnen lopen. Een pictogrammetje op de deur houdt ze net zomin tegen als de letter in hun paspoort – het idee dat het dat wel doet, is niet gebaseerd op bewijs of realiteit.”&lt;/p&gt;</text:p>
          </table:table-cell>
          <table:table-cell/>
          <table:table-cell office:value-type="string" calcext:value-type="string">
            <text:p>concerns about sexual assault in bathrooms as a result of transgender law</text:p>
          </table:table-cell>
          <table:table-cell office:value-type="float" office:value="2" calcext:value-type="float">
            <text:p>2</text:p>
          </table:table-cell>
          <table:table-cell table:number-columns-repeated="1015"/>
        </table:table-row>
        <table:table-row table:style-name="ro1">
          <table:table-cell office:value-type="string" calcext:value-type="string">
            <text:p>12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pookbeelden over gevaren in vrouwentoiletten door Transgenderwet zijn onzin</text:p>
          </table:table-cell>
          <table:table-cell office:value-type="string" calcext:value-type="string">
            <text:p>Mannen die jurken dragen en in wc’s vrouwen bedreigen. Onze columnist rekent af met deze en andere spookbeelden. </text:p>
          </table:table-cell>
          <table:table-cell office:value-type="string" calcext:value-type="string">
            <text:p>&lt;p&gt;De Tweede Kamer beslist binnenkort over de aanpassing van de transgenderwet. Tegenstanders hebben verschillende redenen waarom ze deze wetswijziging gevaarlijk vinden. Een reden die je vaker hoort is dat de nieuwe wetgeving de privacy en veiligheid van vrouwen zou kunnen bedreigen. Als iedere man kan claimen dat hij vrouw is, kunnen vrouwen geen ‘nee’ zeggen tegen een man in vrouwentoiletten, kleedruimtes, praatgroepen, sportwedstrijden voor vrouwen of vrouwengevangenissen, zo luidt de redenering. De privacy en veiligheid van biologische vrouwen zouden ernstig bedreigd worden. En: ‘Geslacht is geen construct of keuze, maar een biologisch feit.'&lt;/p&gt;&lt;p&gt;Het zijn zorgen die je niet zomaar van tafel kunt vegen. Seksueel geweld – en dan met name dat tegen vrouwen – is nog steeds een groot maatschappelijk probleem dat we bloedserieus moeten nemen, zoals gevallen als #TheVoice en #MeToo maar al te goed laten zien. Maar tegelijkertijd is dit spookbeeld van mannen die jurken dragen en in wc’s vrouwen bedreigen complete onzin. Want wat belet een verkrachter om nu al een vrouwenkleedkamer binnen te wandelen, zonder papiertje op zak waarop zou staan dat dat mag?&lt;/p&gt;&lt;p&gt;De eerlijkheid gebiedt te antwoorden: Niets. Helaas niets.&lt;/p&gt;&lt;p&gt;De boude waarheid is dat het gemak waarmee je je geslachtsregistratie kunt aanpassen helemaal niets te maken heeft met het gemak waarmee verkrachters ruimtes kunnen binnendringen die alleen voor vrouwen bedoeld zijn. Viespeuken kunnen ook nu al die jurk aantrekken en naar binnen lopen. Een pictogrammetje op de deur houdt ze net zomin tegen als de letter in hun paspoort – het idee dat het dat wel doet, is een transfobe leugen, bedacht om angst aan te jagen.&lt;/p&gt;</text:p>
          </table:table-cell>
          <table:table-cell/>
          <table:table-cell office:value-type="string" calcext:value-type="string">
            <text:p>concerns about sexual assault in bathrooms as a result of transgender law</text:p>
          </table:table-cell>
          <table:table-cell office:value-type="float" office:value="3" calcext:value-type="float">
            <text:p>3</text:p>
          </table:table-cell>
          <table:table-cell table:number-columns-repeated="1015"/>
        </table:table-row>
        <table:table-row table:style-name="ro1">
          <table:table-cell office:value-type="string" calcext:value-type="string">
            <text:p>12d</text:p>
          </table:table-cell>
          <table:table-cell table:number-columns-repeated="2" office:value-type="float" office:value="0" calcext:value-type="float">
            <text:p>0</text:p>
          </table:table-cell>
          <table:table-cell office:value-type="string" calcext:value-type="string">
            <text:p>Lopen vrouwen gevaar in vrouwentoiletten door nieuwe Transgenderwet?</text:p>
          </table:table-cell>
          <table:table-cell office:value-type="string" calcext:value-type="string">
            <text:p>Mannen die jurken dragen en in wc’s vrouwen bedreigen: hoe realistisch zijn deze veelvoorkomende ideeën daadwerkelijk, en zijn deze argumenten ook te weerleggen?</text:p>
          </table:table-cell>
          <table:table-cell office:value-type="string" calcext:value-type="string">
            <text:p>&lt;p&gt;De Tweede Kamer beslist binnenkort over de aanpassing van de transgenderwet. Tegenstanders hebben verschillende redenen waarom ze deze wetswijziging onnodig vinden. Een reden die je vaker hoort is dat de nieuwe wetgeving de privacy en veiligheid van vrouwen zou kunnen bedreigen. Als iedere man kan claimen dat hij vrouw is, kunnen vrouwen geen ‘nee’ zeggen tegen een man in vrouwentoiletten, kleedruimtes, praatgroepen, sportwedstrijden voor vrouwen of vrouwengevangenissen, zo luidt de redenering. De privacy en veiligheid van biologische vrouwen zouden hierdoor in het geding komen. En: ‘Geslacht is geen construct of keuze, maar een biologisch feit.'&lt;/p&gt;&lt;p&gt;Het zijn zorgen die je niet zomaar van tafel kunt vegen. Seksueel geweld – en dan met name dat tegen vrouwen – is nog steeds een groot maatschappelijk probleem dat we serieus moeten nemen, zoals gevallen als #TheVoice en #MeToo maar al te goed laten zien. Maar tegelijkertijd is dit idee van mannen die jurken dragen en in wc’s vrouwen bedreigen niet op de realiteit gebaseerd. Want wat belet een verkrachter om nu al een vrouwenkleedkamer binnen te wandelen, zonder papiertje op zak waarop zou staan dat dat mag?&lt;/p&gt;&lt;p&gt;De eerlijkheid gebiedt te antwoorden: Niets. Helaas niets.&lt;/p&gt;&lt;p&gt;De boude waarheid is dat het gemak waarmee je je geslachtsregistratie kunt aanpassen helemaal niets te maken heeft met het gemak waarmee verkrachters ruimtes kunnen binnendringen die alleen voor vrouwen bedoeld zijn. Daders kunnen ook nu al die jurk aantrekken en naar binnen lopen. Een pictogrammetje op de deur houdt ze net zomin tegen als de letter in hun paspoort – het idee dat het dat wel doet, is niet gebaseerd op bewijs of realiteit. &lt;/p&gt;</text:p>
          </table:table-cell>
          <table:table-cell/>
          <table:table-cell office:value-type="string" calcext:value-type="string">
            <text:p>concerns about sexual assault in bathrooms as a result of transgender law</text:p>
          </table:table-cell>
          <table:table-cell office:value-type="float" office:value="4" calcext:value-type="float">
            <text:p>4</text:p>
          </table:table-cell>
          <table:table-cell table:number-columns-repeated="1015"/>
        </table:table-row>
        <table:table-row table:style-name="ro1" table:number-rows-repeated="104852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59">
      <number:month/>
      <number:text>/</number:text>
      <number:day/>
      <number:text>/</number:text>
      <number:year number:style="long"/>
      <number:text> </number:text>
      <number:hours/>
      <number:text>:</number:text>
      <number:minutes number:style="long"/>
    </number:date-style>
    <number:time-style style:name="N158">
      <number:hours/>
      <number:text>:</number:text>
      <number:minutes number:style="long"/>
      <number:text>:</number:text>
      <number:seconds number:style="long"/>
    </number:time-style>
    <number:time-style style:name="N156">
      <number:hours/>
      <number:text>:</number:text>
      <number:minutes number:style="long"/>
      <number:text>:</number:text>
      <number:seconds number:style="long"/>
      <number:text> </number:text>
      <number:am-pm/>
    </number:time-style>
    <number:time-style style:name="N155">
      <number:hours/>
      <number:text>:</number:text>
      <number:minutes number:style="long"/>
      <number:text> </number:text>
      <number:am-pm/>
    </number:time-style>
    <number:date-style style:name="N154">
      <number:month number:textual="true"/>
      <number:text>-</number:text>
      <number:year/>
    </number:date-style>
    <number:currency-style style:name="N150P0" style:volatile="true">
      <number:currency-symbol/>
      <number:number number:decimal-places="2" number:min-decimal-places="2" number:min-integer-digits="1" number:grouping="true"/>
      <number:text> </number:text>
    </number:currency-style>
    <number:currency-style style:name="N150">
      <style:text-properties fo:color="#ff0000"/>
      <number:text>(</number:text>
      <number:currency-symbol/>
      <number:number number:decimal-places="2" number:min-decimal-places="2" number:min-integer-digits="1" number:grouping="true"/>
      <number:text>)</number:text>
      <style:map style:condition="value()&gt;=0" style:apply-style-name="N150P0"/>
    </number:currency-style>
    <number:number-style style:name="N121">
      <number:scientific-number number:decimal-places="1" number:min-decimal-places="1" number:min-integer-digits="1" number:min-exponent-digits="1" number:exponent-interval="3" number:forced-exponent-sign="true"/>
    </number:number-style>
    <number:currency-style style:name="N147P0" style:volatile="true">
      <number:currency-symbol/>
      <number:number number:decimal-places="0" number:min-decimal-places="0" number:min-integer-digits="1" number:grouping="true"/>
      <number:text> </number:text>
    </number:currency-style>
    <number:currency-style style:name="N147">
      <style:text-properties fo:color="#ff0000"/>
      <number:text>(</number:text>
      <number:currency-symbol/>
      <number:number number:decimal-places="0" number:min-decimal-places="0" number:min-integer-digits="1" number:grouping="true"/>
      <number:text>)</number:text>
      <style:map style:condition="value()&gt;=0" style:apply-style-name="N147P0"/>
    </number:currency-style>
    <number:date-style style:name="N151">
      <number:month/>
      <number:text>/</number:text>
      <number:day/>
      <number:text>/</number:text>
      <number:year number:style="long"/>
    </number:date-style>
    <number:time-style style:name="N122">
      <number:minutes number:style="long"/>
      <number:text>:</number:text>
      <number:seconds number:style="long" number:decimal-places="1"/>
    </number:time-style>
    <number:date-style style:name="N152">
      <number:day/>
      <number:text>-</number:text>
      <number:month number:textual="true"/>
      <number:text>-</number:text>
      <number:year/>
    </number:date-style>
    <number:time-style style:name="N123" number:truncate-on-overflow="false">
      <number:hours/>
      <number:text>:</number:text>
      <number:minutes number:style="long"/>
      <number:text>:</number:text>
      <number:seconds number:style="long"/>
    </number:time-style>
    <number:currency-style style:name="N136P0" style:volatile="true">
      <number:currency-symbol/>
      <number:fill-character> </number:fill-character>
      <number:number number:decimal-places="0" number:min-decimal-places="0" number:min-integer-digits="1" number:grouping="true"/>
      <number:text> </number:text>
    </number:currency-style>
    <number:currency-style style:name="N136P1" style:volatile="true">
      <number:currency-symbol/>
      <number:fill-character> </number:fill-character>
      <number:text>(</number:text>
      <number:number number:decimal-places="0" number:min-decimal-places="0" number:min-integer-digits="1" number:grouping="true"/>
      <number:text>)</number:text>
    </number:currency-style>
    <number:currency-style style:name="N136P2" style:volatile="true">
      <number:currency-symbol/>
      <number:fill-character> </number:fill-character>
      <number:text>- </number:text>
    </number:currency-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49P0" style:volatile="true">
      <number:currency-symbol/>
      <number:number number:decimal-places="2" number:min-decimal-places="2" number:min-integer-digits="1" number:grouping="true"/>
      <number:text> </number:text>
    </number:currency-style>
    <number:currency-style style:name="N149">
      <number:text>(</number:text>
      <number:currency-symbol/>
      <number:number number:decimal-places="2" number:min-decimal-places="2" number:min-integer-digits="1" number:grouping="true"/>
      <number:text>)</number:text>
      <style:map style:condition="value()&gt;=0" style:apply-style-name="N149P0"/>
    </number:currency-style>
    <number:date-style style:name="N153">
      <number:day/>
      <number:text>-</number:text>
      <number:month number:textual="true"/>
    </number:date-style>
    <number:time-style style:name="N124">
      <number:minutes number:style="long"/>
      <number:text>:</number:text>
      <number:seconds number:style="long"/>
    </number:time-style>
    <number:time-style style:name="N157">
      <number:hours/>
      <number:text>:</number:text>
      <number:minutes number:style="long"/>
    </number:time-style>
    <number:currency-style style:name="N128P0" style:volatile="true">
      <number:currency-symbol/>
      <number:fill-character> </number:fill-character>
      <number:number number:decimal-places="2" number:min-decimal-places="2" number:min-integer-digits="1" number:grouping="true"/>
      <number:text> </number:text>
    </number:currency-style>
    <number:currency-style style:name="N128P1" style:volatile="true">
      <number:currency-symbol/>
      <number:fill-character> </number:fill-character>
      <number:text>(</number:text>
      <number:number number:decimal-places="2" number:min-decimal-places="2" number:min-integer-digits="1" number:grouping="true"/>
      <number:text>)</number:text>
    </number:currency-style>
    <number:currency-style style:name="N128P2" style:volatile="true">
      <number:currency-symbol/>
      <number:fill-character> </number:fill-character>
      <number:text>-</number:text>
      <number:number number:decimal-places="0" number:min-decimal-places="0" number:min-integer-digits="0"/>
      <number:text> </number:text>
    </number:currency-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fill-character> </number:fill-character>
      <number:number number:decimal-places="2" number:min-decimal-places="2" number:min-integer-digits="1" number:grouping="true"/>
      <number:text> </number:text>
    </number:number-style>
    <number:number-style style:name="N132P1" style:volatile="true">
      <number:text> </number:text>
      <number:fill-character> </number:fill-character>
      <number:text>(</number:text>
      <number:number number:decimal-places="2" number:min-decimal-places="2" number:min-integer-digits="1" number:grouping="true"/>
      <number:text>)</number:text>
    </number:number-style>
    <number:number-style style:name="N132P2" style:volatile="true">
      <number:text> </number:text>
      <number:fill-character> </number:fill-character>
      <number:text>-</number:text>
      <number:number number:decimal-places="0" number: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40P0" style:volatile="true">
      <number:text> </number:text>
      <number:fill-character> </number:fill-character>
      <number:number number:decimal-places="0" number:min-decimal-places="0" number:min-integer-digits="1" number:grouping="true"/>
      <number:text> </number:text>
    </number:number-style>
    <number:number-style style:name="N140P1" style:volatile="true">
      <number:text> </number:text>
      <number:fill-character> </number:fill-character>
      <number:text>(</number:text>
      <number:number number:decimal-places="0" number:min-decimal-places="0" number:min-integer-digits="1" number:grouping="true"/>
      <number:text>)</number:text>
    </number:number-style>
    <number:number-style style:name="N140P2" style:volatile="true">
      <number:text> </number:text>
      <number:fill-character> </number: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2P0" style:volatile="true">
      <number:number number:decimal-places="2" number:min-decimal-places="2" number:min-integer-digits="1" number:grouping="true"/>
      <number:text> </number:text>
    </number:number-style>
    <number:number-style style:name="N142">
      <style:text-properties fo:color="#ff0000"/>
      <number:text>(</number:text>
      <number:number number:decimal-places="2" number:min-decimal-places="2" number:min-integer-digits="1" number:grouping="true"/>
      <number:text>)</number:text>
      <style:map style:condition="value()&gt;=0" style:apply-style-name="N142P0"/>
    </number:number-style>
    <number:number-style style:name="N144P0" style:volatile="true">
      <number:number number:decimal-places="0" number:min-decimal-places="0" number:min-integer-digits="1" number:grouping="true"/>
      <number:text> </number:text>
    </number:number-style>
    <number:number-style style:name="N144">
      <style:text-properties fo:color="#ff0000"/>
      <number:text>(</number:text>
      <number:number number:decimal-places="0" number:min-decimal-places="0" number:min-integer-digits="1" number:grouping="true"/>
      <number:text>)</number:text>
      <style:map style:condition="value()&gt;=0" style:apply-style-name="N144P0"/>
    </number:number-style>
    <number:currency-style style:name="N146P0" style:volatile="true">
      <number:currency-symbol/>
      <number:number number:decimal-places="0" number:min-decimal-places="0" number:min-integer-digits="1" number:grouping="true"/>
      <number:text> </number:text>
    </number:currency-style>
    <number:currency-style style:name="N146">
      <number:text>(</number:text>
      <number:currency-symbol/>
      <number:number number:decimal-places="0" number:min-decimal-places="0" number:min-integer-digits="1" number:grouping="true"/>
      <number:text>)</number:text>
      <style:map style:condition="value()&gt;=0" style:apply-style-name="N146P0"/>
    </number:currency-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colas mattis</meta:initial-creator>
    <meta:creation-date>2023-02-28T16:21:50</meta:creation-date>
    <dc:date>2023-04-24T22:16:46.339358665</dc:date>
    <meta:editing-duration>PT55S</meta:editing-duration>
    <meta:generator>LibreOffice/7.3.7.2$Linux_X86_64 LibreOffice_project/30$Build-2</meta:generator>
    <meta:editing-cycles>1</meta:editing-cycles>
    <meta:document-statistic meta:table-count="1" meta:cell-count="389" meta:object-count="0"/>
    <meta:user-defined meta:name="AppVersion">16.0300</meta:user-defined>
  </office:meta>
</office:document-meta>
</file>